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3465a4" draw:marker-start-width="0.266cm" draw:marker-end-width="0.266cm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draw:marker-start-width="0.266cm" draw:marker-end-width="0.266cm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svg:stroke-color="#ff420e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5cm" svg:stroke-color="#333333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svg:stroke-color="#3465a4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svg:stroke-width="0.025cm" svg:stroke-color="#ff420e" draw:marker-start-width="0.266cm" draw:marker-end-width="0.266cm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svg:stroke-width="0.025cm" svg:stroke-color="#3465a4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5cm" svg:stroke-color="#ff420e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svg:stroke-width="0.025cm" svg:stroke-color="#333333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svg:stroke-color="#333333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3465a4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svg:stroke-color="#ff420e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color="#ff420e" draw:fill="none" draw:textarea-vertical-align="middle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3465a4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000000" draw:fill="none" draw:fill-color="#ffffff" fo:min-height="3.6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1" draw:id="id231" draw:layer="layout" svg:width="0.508cm" svg:height="0.508cm" svg:x="7.974cm" svg:y="12.049cm">
          <text:p text:style-name="P1"><text:span text:style-name="T1">h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2" draw:id="id232" draw:layer="layout" svg:width="0.508cm" svg:height="0.508cm" svg:x="9.498cm" svg:y="10.525cm">
          <text:p text:style-name="P1"><text:span text:style-name="T1">h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5" draw:id="id225" draw:layer="layout" svg:width="0.508cm" svg:height="0.508cm" svg:x="15.848cm" svg:y="16.494cm">
          <text:p text:style-name="P1"><text:span text:style-name="T1">h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3" draw:id="id223" draw:layer="layout" svg:width="0.508cm" svg:height="0.508cm" svg:x="15.848cm" svg:y="12.303cm">
          <text:p text:style-name="P1"><text:span text:style-name="T1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6" draw:id="id226" draw:layer="layout" svg:width="0.508cm" svg:height="0.508cm" svg:x="14.07cm" svg:y="18.272cm">
          <text:p text:style-name="P1"><text:span text:style-name="T1">h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9" draw:id="id229" draw:layer="layout" svg:width="0.508cm" svg:height="0.508cm" svg:x="7.847cm" svg:y="16.494cm">
          <text:p text:style-name="P1"><text:span text:style-name="T1">h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2" draw:id="id222" draw:layer="layout" svg:width="0.508cm" svg:height="0.508cm" svg:x="14.324cm" svg:y="10.652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8" draw:id="id228" draw:layer="layout" svg:width="0.508cm" svg:height="0.508cm" svg:x="9.498cm" svg:y="18.272cm">
          <text:p text:style-name="P1"><text:span text:style-name="T1">h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4" draw:id="id224" draw:layer="layout" svg:width="0.508cm" svg:height="0.508cm" svg:x="16.356cm" svg:y="14.462cm">
          <text:p text:style-name="P1"><text:span text:style-name="T1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0" draw:id="id230" draw:layer="layout" svg:width="0.508cm" svg:height="0.508cm" svg:x="7.339cm" svg:y="14.335cm">
          <text:p text:style-name="P1"><text:span text:style-name="T1">h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3" draw:id="id233" draw:layer="layout" svg:width="0.508cm" svg:height="0.508cm" svg:x="11.911cm" svg:y="9.89cm">
          <text:p text:style-name="P1"><text:span text:style-name="T1">h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7" draw:id="id227" draw:layer="layout" svg:width="0.508cm" svg:height="0.508cm" svg:x="11.784cm" svg:y="18.907cm">
          <text:p text:style-name="P1"><text:span text:style-name="T1">h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0.508cm" svg:height="0.508cm" draw:transform="rotate (-0.10471975511966) translate (11.818cm 8.427cm)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1" draw:id="id61" draw:layer="layout" svg:width="0.508cm" svg:height="0.508cm" draw:transform="rotate (-0.10471975511966) translate (11.173cm 8.487cm)">
          <text:p text:style-name="P1"><text:span text:style-name="T1">5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0.508cm" svg:height="0.508cm" draw:transform="rotate (-0.10471975511966) translate (10.528cm 8.547cm)">
          <text:p text:style-name="P1"><text:span text:style-name="T1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0.508cm" svg:height="0.508cm" draw:transform="rotate (-0.10471975511966) translate (9.87cm 8.733cm)">
          <text:p text:style-name="P1"><text:span text:style-name="T1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0.508cm" svg:height="0.508cm" draw:transform="rotate (-0.10471975511966) translate (8.807cm 9.132cm)">
          <text:p text:style-name="P1"><text:span text:style-name="T1">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508cm" svg:height="0.508cm" draw:transform="rotate (-0.10471975511966) translate (8.262cm 9.458cm)">
          <text:p text:style-name="P1"><text:span text:style-name="T1">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508cm" svg:height="0.508cm" draw:transform="rotate (-0.10471975511966) translate (7.717cm 9.784cm)">
          <text:p text:style-name="P1"><text:span text:style-name="T1">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508cm" svg:height="0.508cm" draw:transform="rotate (-0.10471975511966) translate (7.285cm 10.249cm)">
          <text:p text:style-name="P1"><text:span text:style-name="T1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508cm" svg:height="0.508cm" draw:transform="rotate (-0.10471975511966) translate (6.407cm 11.306cm)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508cm" svg:height="0.508cm" draw:transform="rotate (-0.10471975511966) translate (6.088cm 11.911cm)">
          <text:p text:style-name="P1"><text:span text:style-name="T1">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508cm" svg:height="0.508cm" draw:transform="rotate (-0.10471975511966) translate (5.896cm 12.529cm)">
          <text:p text:style-name="P1"><text:span text:style-name="T1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0.508cm" svg:height="0.508cm" draw:transform="rotate (-0.10471975511966) translate (5.703cm 13.147cm)">
          <text:p text:style-name="P1"><text:span text:style-name="T1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508cm" svg:height="0.508cm" draw:transform="rotate (-0.10471975511966) translate (5.584cm 14.284cm)">
          <text:p text:style-name="P1"><text:span text:style-name="T1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508cm" svg:height="0.508cm" draw:transform="rotate (-0.10471975511966) translate (5.517cm 14.916cm)">
          <text:p text:style-name="P1"><text:span text:style-name="T1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508cm" svg:height="0.508cm" draw:transform="rotate (-0.10471975511966) translate (5.59cm 15.434cm)">
          <text:p text:style-name="P1"><text:span text:style-name="T1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508cm" svg:height="0.508cm" draw:transform="rotate (-0.10471975511966) translate (5.777cm 16.092cm)">
          <text:p text:style-name="P1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508cm" svg:height="0.508cm" draw:transform="rotate (-0.10471975511966) translate (6.275cm 17.422cm)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508cm" svg:height="0.508cm" draw:transform="rotate (-0.10471975511966) translate (6.601cm 17.967cm)">
          <text:p text:style-name="P1"><text:span text:style-name="T1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508cm" svg:height="0.508cm" draw:transform="rotate (-0.10471975511966) translate (7.053cm 18.525cm)">
          <text:p text:style-name="P1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508cm" svg:height="0.508cm" draw:transform="rotate (-0.10471975511966) translate (7.506cm 19.083cm)">
          <text:p text:style-name="P1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508cm" svg:height="0.508cm" draw:transform="rotate (-0.10471975511966) translate (8.702cm 19.848cm)">
          <text:p text:style-name="P1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508cm" svg:height="0.508cm" draw:transform="rotate (-0.10471975511966) translate (9.307cm 20.167cm)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508cm" svg:height="0.508cm" draw:transform="rotate (-0.10471975511966) translate (9.925cm 20.359cm)">
          <text:p text:style-name="P1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508cm" svg:height="0.508cm" draw:transform="rotate (-0.10471975511966) translate (10.544cm 20.552cm)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508cm" svg:height="0.508cm" draw:transform="rotate (-0.10471975511966) translate (11.933cm 20.698cm)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508cm" svg:height="0.508cm" draw:transform="rotate (-0.10471975511966) translate (12.578cm 20.638cm)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508cm" svg:height="0.508cm" draw:transform="rotate (-0.10471975511966) translate (13.223cm 20.578cm)">
          <text:p text:style-name="P1"><text:span text:style-name="T1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508cm" svg:height="0.508cm" draw:transform="rotate (-0.10471975511966) translate (13.754cm 20.379cm)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508cm" svg:height="0.508cm" draw:transform="rotate (-0.10471975511966) translate (14.957cm 19.867cm)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508cm" svg:height="0.508cm" draw:transform="rotate (-0.10471975511966) translate (15.629cm 19.554cm)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508cm" svg:height="0.508cm" draw:transform="rotate (-0.10471975511966) translate (16.061cm 19.089cm)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508cm" svg:height="0.508cm" draw:transform="rotate (-0.10471975511966) translate (16.759cm 18.524cm)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508cm" svg:height="0.508cm" draw:transform="rotate (-0.10471975511966) translate (17.523cm 17.327cm)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508cm" svg:height="0.508cm" draw:transform="rotate (-0.10471975511966) translate (17.702cm 16.835cm)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508cm" svg:height="0.508cm" draw:transform="rotate (-0.10471975511966) translate (17.882cm 16.343cm)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508cm" svg:height="0.508cm" draw:transform="rotate (-0.10471975511966) translate (18.074cm 15.725cm)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508cm" svg:height="0.508cm" draw:transform="rotate (-0.10471975511966) translate (18.207cm 14.462cm)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508cm" svg:height="0.508cm" draw:transform="rotate (-0.10471975511966) translate (18.134cm 13.943cm)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508cm" svg:height="0.508cm" draw:transform="rotate (-0.10471975511966) translate (18.061cm 13.425cm)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508cm" svg:height="0.508cm" draw:transform="rotate (-0.10471975511966) translate (17.875cm 12.767cm)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0.508cm" svg:height="0.508cm" draw:transform="rotate (-0.10471975511966) translate (9.339cm 8.932cm)">
          <text:p text:style-name="P1"><text:span text:style-name="T1">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508cm" svg:height="0.508cm" draw:transform="rotate (-0.10471975511966) translate (6.853cm 10.714cm)">
          <text:p text:style-name="P1"><text:span text:style-name="T1">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508cm" svg:height="0.508cm" draw:transform="rotate (-0.10471975511966) translate (5.637cm 13.779cm)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508cm" svg:height="0.508cm" draw:transform="rotate (-0.10471975511966) translate (5.963cm 16.75cm)">
          <text:p text:style-name="P1"><text:span text:style-name="T1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508cm" svg:height="0.508cm" draw:transform="rotate (-0.10471975511966) translate (8.11cm 19.402cm)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508cm" svg:height="0.508cm" draw:transform="rotate (-0.10471975511966) translate (11.175cm 20.618cm)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508cm" svg:height="0.508cm" draw:transform="rotate (-0.10471975511966) translate (14.286cm 20.179cm)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508cm" svg:height="0.508cm" draw:transform="rotate (-0.10471975511966) translate (17.217cm 17.806cm)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508cm" svg:height="0.508cm" draw:transform="rotate (-0.10471975511966) translate (18.141cm 15.093cm)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508cm" svg:height="0.508cm" draw:transform="rotate (-0.10471975511966) translate (17.376cm 11.437cm)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508cm" svg:height="0.508cm" draw:transform="rotate (-0.10471975511966) translate (17.05cm 10.892cm)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508cm" svg:height="0.508cm" draw:transform="rotate (-0.10471975511966) translate (16.585cm 10.46cm)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508cm" svg:height="0.508cm" draw:transform="rotate (-0.10471975511966) translate (16.119cm 10.028cm)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08cm" svg:height="0.508cm" draw:transform="rotate (-0.10471975511966) translate (15.049cm 9.277cm)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draw:transform="rotate (-0.10471975511966) translate (14.444cm 8.958cm)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draw:transform="rotate (-0.10471975511966) translate (13.826cm 8.766cm)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draw:transform="rotate (-0.10471975511966) translate (13.207cm 8.573cm)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508cm" svg:height="0.508cm" draw:transform="rotate (-0.10471975511966) translate (17.688cm 12.109cm)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508cm" svg:height="0.508cm" draw:transform="rotate (-0.10471975511966) translate (15.654cm 9.596cm)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5" draw:id="id265" draw:layer="layout" svg:width="0.508cm" svg:height="0.508cm" draw:transform="rotate (-0.10471975511966) translate (12.45cm 8.493cm)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" draw:id="id1" draw:layer="layout" svg:x1="13.509cm" svg:y1="8.1cm" svg:x2="13.46cm" svg:y2="8.598cm" svg:d="M13509 8100l-26 249 3 1-26 248" svg:viewBox="0 0 50 499">
          <text:p/>
        </draw:connector>
        <draw:connector draw:style-name="gr3" draw:text-style-name="P2" xml:id="id3" draw:id="id3" draw:layer="layout" svg:x1="15.956cm" svg:y1="9.123cm" svg:x2="15.907cm" svg:y2="9.622cm" svg:d="M15956 9123l-53 499 3 1 1-1" svg:viewBox="0 0 54 501">
          <text:p/>
        </draw:connector>
        <draw:connector draw:style-name="gr4" draw:text-style-name="P2" xml:id="id4" draw:id="id4" draw:layer="layout" svg:x1="13.354cm" svg:y1="9.605cm" svg:x2="13.419cm" svg:y2="9.106cm" svg:d="M13354 9605l53-499 12 1v-1" svg:viewBox="0 0 66 500">
          <text:p/>
        </draw:connector>
        <draw:connector draw:style-name="gr4" draw:text-style-name="P2" xml:id="id2" draw:id="id2" draw:layer="layout" svg:x1="15.302cm" svg:y1="9.299cm" svg:x2="15.367cm" svg:y2="8.8cm" svg:d="M15302 9299l52-499 12 1 1-1" svg:viewBox="0 0 66 500">
          <text:p/>
        </draw:connector>
        <draw:connector draw:style-name="gr5" draw:text-style-name="P2" xml:id="id113" draw:id="id113" draw:layer="layout" draw:type="line" svg:x1="12.769cm" svg:y1="8.002cm" svg:x2="13.509cm" svg:y2="8.1cm" draw:end-shape="id1" draw:end-glue-point="2" svg:d="M12769 8002l740 98" svg:viewBox="0 0 741 99">
          <text:p/>
        </draw:connector>
        <draw:connector draw:style-name="gr5" draw:text-style-name="P2" draw:layer="layout" draw:type="line" svg:x1="14.137cm" svg:y1="8.293cm" svg:x2="14.75cm" svg:y2="8.48cm" svg:d="M14137 8293l613 187" svg:viewBox="0 0 614 188">
          <text:p/>
        </draw:connector>
        <draw:connector draw:style-name="gr5" draw:text-style-name="P2" draw:layer="layout" draw:type="line" svg:x1="13.973cm" svg:y1="9.803cm" svg:x2="14.579cm" svg:y2="9.989cm" svg:d="M13973 9803l606 186" svg:viewBox="0 0 607 187">
          <text:p/>
        </draw:connector>
        <draw:connector draw:style-name="gr5" draw:text-style-name="P2" draw:layer="layout" draw:type="line" svg:x1="15.367cm" svg:y1="8.8cm" svg:x2="15.956cm" svg:y2="9.123cm" draw:start-shape="id2" draw:start-glue-point="3" draw:end-shape="id3" draw:end-glue-point="2" svg:d="M15367 8800l589 323" svg:viewBox="0 0 590 324">
          <text:p/>
        </draw:connector>
        <draw:connector draw:style-name="gr4" draw:text-style-name="P2" draw:layer="layout" svg:x1="12.702cm" svg:y1="8.521cm" svg:x2="12.767cm" svg:y2="8.022cm" svg:d="M12702 8521l53-500 11 2 1-1" svg:viewBox="0 0 66 501">
          <text:p/>
        </draw:connector>
        <draw:connector draw:style-name="gr6" draw:text-style-name="P2" xml:id="id5" draw:id="id5" draw:layer="layout" svg:x1="13.972cm" svg:y1="9.803cm" svg:x2="14.037cm" svg:y2="9.304cm" svg:d="M13972 9803l53-500 11 2 1-1" svg:viewBox="0 0 66 501">
          <text:p/>
        </draw:connector>
        <draw:connector draw:style-name="gr6" draw:text-style-name="P2" xml:id="id6" draw:id="id6" draw:layer="layout" svg:x1="14.697cm" svg:y1="8.98cm" svg:x2="14.762cm" svg:y2="8.481cm" svg:d="M14697 8980l52-499 12 1 1-1" svg:viewBox="0 0 66 500">
          <text:p/>
        </draw:connector>
        <draw:connector draw:style-name="gr7" draw:text-style-name="P2" draw:layer="layout" svg:x1="14.131cm" svg:y1="8.293cm" svg:x2="14.081cm" svg:y2="8.791cm" svg:d="M14131 8293l-53 499h3v-1" svg:viewBox="0 0 54 500">
          <text:p/>
        </draw:connector>
        <draw:connector draw:style-name="gr7" draw:text-style-name="P2" draw:layer="layout" svg:x1="14.643cm" svg:y1="9.496cm" svg:x2="14.593cm" svg:y2="9.995cm" svg:d="M14643 9496l-53 499h3" svg:viewBox="0 0 54 500">
          <text:p/>
        </draw:connector>
        <draw:connector draw:style-name="gr5" draw:text-style-name="P2" xml:id="id109" draw:id="id109" draw:layer="layout" draw:type="line" svg:x1="13.354cm" svg:y1="9.605cm" svg:x2="13.972cm" svg:y2="9.803cm" draw:start-shape="id4" draw:start-glue-point="2" draw:end-shape="id5" draw:end-glue-point="2" svg:d="M13354 9605l618 198" svg:viewBox="0 0 619 199">
          <text:p/>
        </draw:connector>
        <draw:connector draw:style-name="gr5" draw:text-style-name="P2" xml:id="id111" draw:id="id111" draw:layer="layout" draw:type="line" svg:x1="14.755cm" svg:y1="8.481cm" svg:x2="15.367cm" svg:y2="8.8cm" draw:start-shape="id6" draw:start-glue-point="0" draw:end-shape="id2" draw:end-glue-point="3" svg:d="M14755 8481l612 319" svg:viewBox="0 0 613 320">
          <text:p/>
        </draw:connector>
        <draw:connector draw:style-name="gr8" draw:text-style-name="P2" xml:id="id64" draw:id="id64" draw:layer="layout" draw:type="line" svg:x1="15.248cm" svg:y1="9.81cm" svg:x2="15.017cm" svg:y2="10.164cm" draw:start-shape="id7" draw:start-glue-point="8" svg:d="M15248 9810l-231 354" svg:viewBox="0 0 232 355">
          <text:p/>
        </draw:connector>
        <draw:connector draw:style-name="gr9" draw:text-style-name="P2" xml:id="id65" draw:id="id65" draw:layer="layout" draw:type="line" svg:x1="15.853cm" svg:y1="10.129cm" svg:x2="15.486cm" svg:y2="10.438cm" draw:start-shape="id8" draw:start-glue-point="8" svg:d="M15853 10129l-367 309" svg:viewBox="0 0 368 310">
          <text:p/>
        </draw:connector>
        <draw:connector draw:style-name="gr9" draw:text-style-name="P2" xml:id="id67" draw:id="id67" draw:layer="layout" draw:type="line" svg:x1="16.613cm" svg:y1="10.899cm" svg:x2="16.194cm" svg:y2="11.174cm" draw:start-shape="id9" draw:start-glue-point="7" svg:d="M16613 10899l-419 275" svg:viewBox="0 0 420 276">
          <text:p/>
        </draw:connector>
        <draw:connector draw:style-name="gr9" draw:text-style-name="P2" xml:id="id73" draw:id="id73" draw:layer="layout" draw:type="line" svg:x1="17.404cm" svg:y1="11.876cm" svg:x2="16.969cm" svg:y2="12.04cm" draw:start-shape="id10" draw:start-glue-point="7" svg:d="M17404 11876l-435 164" svg:viewBox="0 0 436 165">
          <text:p/>
        </draw:connector>
        <draw:connector draw:style-name="gr9" draw:text-style-name="P2" xml:id="id68" draw:id="id68" draw:layer="layout" draw:type="line" svg:x1="16.543cm" svg:y1="10.147cm" svg:x2="16.937cm" svg:y2="9.875cm" draw:start-shape="id11" draw:start-glue-point="11" svg:d="M16543 10147l394-272" svg:viewBox="0 0 395 273">
          <text:p/>
        </draw:connector>
        <draw:connector draw:style-name="gr9" draw:text-style-name="P2" xml:id="id70" draw:id="id70" draw:layer="layout" draw:type="line" svg:x1="17.474cm" svg:y1="11.011cm" svg:x2="17.909cm" svg:y2="10.754cm" draw:start-shape="id12" draw:start-glue-point="11" svg:d="M17474 11011l435-257" svg:viewBox="0 0 436 258">
          <text:p/>
        </draw:connector>
        <draw:connector draw:style-name="gr9" draw:text-style-name="P2" xml:id="id76" draw:id="id76" draw:layer="layout" draw:type="line" svg:x1="18.112cm" svg:y1="12.228cm" svg:x2="18.641cm" svg:y2="12.032cm" draw:start-shape="id13" draw:start-glue-point="11" svg:d="M18112 12228l529-196" svg:viewBox="0 0 530 197">
          <text:p/>
        </draw:connector>
        <draw:connector draw:style-name="gr9" draw:text-style-name="P2" xml:id="id75" draw:id="id75" draw:layer="layout" draw:type="line" svg:x1="17.903cm" svg:y1="13.206cm" svg:x2="17.335cm" svg:y2="13.286cm" draw:start-shape="id14" draw:start-glue-point="7" svg:d="M17903 13206l-568 80" svg:viewBox="0 0 569 81">
          <text:p/>
        </draw:connector>
        <draw:connector draw:style-name="gr9" draw:text-style-name="P2" xml:id="id78" draw:id="id78" draw:layer="layout" draw:type="line" svg:x1="18.541cm" svg:y1="13.731cm" svg:x2="19.08cm" svg:y2="13.632cm" draw:start-shape="id15" draw:start-glue-point="10" svg:d="M18541 13731l539-99" svg:viewBox="0 0 540 100">
          <text:p/>
        </draw:connector>
        <draw:connector draw:style-name="gr9" draw:text-style-name="P2" xml:id="id81" draw:id="id81" draw:layer="layout" draw:type="line" svg:x1="18.107cm" svg:y1="14.195cm" svg:x2="17.58cm" svg:y2="14.212cm" draw:start-shape="id16" draw:start-glue-point="6" svg:d="M18107 14195l-527 17" svg:viewBox="0 0 528 18">
          <text:p/>
        </draw:connector>
        <draw:connector draw:style-name="gr9" draw:text-style-name="P2" xml:id="id84" draw:id="id84" draw:layer="layout" draw:type="line" svg:x1="18.687cm" svg:y1="14.768cm" svg:x2="19.162cm" svg:y2="14.801cm" draw:start-shape="id17" draw:start-glue-point="10" svg:d="M18687 14768l475 33" svg:viewBox="0 0 476 34">
          <text:p/>
        </draw:connector>
        <draw:connector draw:style-name="gr9" draw:text-style-name="P2" xml:id="id83" draw:id="id83" draw:layer="layout" draw:type="line" svg:x1="18.114cm" svg:y1="15.345cm" svg:x2="17.702cm" svg:y2="15.317cm" draw:start-shape="id18" draw:start-glue-point="6" svg:d="M18114 15345l-412-28" svg:viewBox="0 0 413 29">
          <text:p/>
        </draw:connector>
        <draw:connector draw:style-name="gr9" draw:text-style-name="P2" xml:id="id86" draw:id="id86" draw:layer="layout" draw:type="line" svg:x1="18.554cm" svg:y1="16.031cm" svg:x2="19.016cm" svg:y2="16.123cm" draw:start-shape="id19" draw:start-glue-point="10" svg:d="M18554 16031l462 92" svg:viewBox="0 0 463 93">
          <text:p/>
        </draw:connector>
        <draw:connector draw:style-name="gr9" draw:text-style-name="P2" xml:id="id89" draw:id="id89" draw:layer="layout" draw:type="line" svg:x1="17.855cm" svg:y1="16.595cm" svg:x2="17.502cm" svg:y2="16.448cm" draw:start-shape="id20" draw:start-glue-point="6" svg:d="M17855 16595l-353-147" svg:viewBox="0 0 354 148">
          <text:p/>
        </draw:connector>
        <draw:connector draw:style-name="gr9" draw:text-style-name="P2" xml:id="id92" draw:id="id92" draw:layer="layout" draw:type="line" svg:x1="18.182cm" svg:y1="17.141cm" svg:x2="18.551cm" svg:y2="17.432cm" draw:start-shape="id21" draw:start-glue-point="10" svg:d="M18182 17141l369 291" svg:viewBox="0 0 370 292">
          <text:p/>
        </draw:connector>
        <draw:connector draw:style-name="gr9" draw:text-style-name="P2" xml:id="id91" draw:id="id91" draw:layer="layout" draw:type="line" svg:x1="17.589cm" svg:y1="17.408cm" svg:x2="17.212cm" svg:y2="17.189cm" draw:start-shape="id22" draw:start-glue-point="5" svg:d="M17589 17408l-377-219" svg:viewBox="0 0 378 220">
          <text:p/>
        </draw:connector>
        <draw:connector draw:style-name="gr9" draw:text-style-name="P2" xml:id="id94" draw:id="id94" draw:layer="layout" draw:type="line" svg:x1="17.603cm" svg:y1="18.283cm" svg:x2="17.98cm" svg:y2="18.573cm" draw:start-shape="id23" draw:start-glue-point="9" svg:d="M17603 18283l377 290" svg:viewBox="0 0 378 291">
          <text:p/>
        </draw:connector>
        <draw:connector draw:style-name="gr9" draw:text-style-name="P2" xml:id="id117" draw:id="id117" draw:layer="layout" draw:type="line" svg:x1="16.825cm" svg:y1="18.605cm" svg:x2="16.518cm" svg:y2="18.336cm" draw:start-shape="id24" draw:start-glue-point="5" svg:d="M16825 18605l-307-269" svg:viewBox="0 0 308 270">
          <text:p/>
        </draw:connector>
        <draw:connector draw:style-name="gr9" draw:text-style-name="P2" xml:id="id119" draw:id="id119" draw:layer="layout" draw:type="line" svg:x1="16.447cm" svg:y1="19.566cm" svg:x2="16.747cm" svg:y2="19.916cm" draw:start-shape="id25" draw:start-glue-point="9" svg:d="M16447 19566l300 350" svg:viewBox="0 0 301 351">
          <text:p/>
        </draw:connector>
        <draw:connector draw:style-name="gr9" draw:text-style-name="P2" xml:id="id118" draw:id="id118" draw:layer="layout" draw:type="line" svg:x1="15.695cm" svg:y1="19.635cm" svg:x2="15.403cm" svg:y2="19.277cm" draw:start-shape="id26" draw:start-glue-point="5" svg:d="M15695 19635l-292-358" svg:viewBox="0 0 293 359">
          <text:p/>
        </draw:connector>
        <draw:connector draw:style-name="gr9" draw:text-style-name="P2" xml:id="id121" draw:id="id121" draw:layer="layout" draw:type="line" svg:x1="15.343cm" svg:y1="20.344cm" svg:x2="15.502cm" svg:y2="20.665cm" draw:start-shape="id27" draw:start-glue-point="9" svg:d="M15343 20344l159 321" svg:viewBox="0 0 160 322">
          <text:p/>
        </draw:connector>
        <draw:connector draw:style-name="gr9" draw:text-style-name="P2" xml:id="id125" draw:id="id125" draw:layer="layout" draw:type="line" svg:x1="14.352cm" svg:y1="20.26cm" svg:x2="14.143cm" svg:y2="19.833cm" draw:start-shape="id28" draw:start-glue-point="5" svg:d="M14352 20260l-209-427" svg:viewBox="0 0 210 428">
          <text:p/>
        </draw:connector>
        <draw:connector draw:style-name="gr9" draw:text-style-name="P2" xml:id="id128" draw:id="id128" draw:layer="layout" draw:type="line" svg:x1="13.953cm" svg:y1="20.912cm" svg:x2="14.191cm" svg:y2="21.387cm" draw:start-shape="id29" draw:start-glue-point="8" svg:d="M13953 20912l238 475" svg:viewBox="0 0 239 476">
          <text:p/>
        </draw:connector>
        <draw:connector draw:style-name="gr9" draw:text-style-name="P2" xml:id="id127" draw:id="id127" draw:layer="layout" draw:type="line" svg:x1="13.289cm" svg:y1="20.659cm" svg:x2="13.097cm" svg:y2="20.255cm" draw:start-shape="id30" draw:start-glue-point="5" svg:d="M13289 20659l-192-404" svg:viewBox="0 0 193 405">
          <text:p/>
        </draw:connector>
        <draw:connector draw:style-name="gr9" draw:text-style-name="P2" xml:id="id130" draw:id="id130" draw:layer="layout" draw:type="line" svg:x1="12.777cm" svg:y1="21.171cm" svg:x2="12.817cm" svg:y2="21.611cm" draw:start-shape="id31" draw:start-glue-point="8" svg:d="M12777 21171l40 440" svg:viewBox="0 0 41 441">
          <text:p/>
        </draw:connector>
        <draw:connector draw:style-name="gr9" draw:text-style-name="P2" xml:id="id132" draw:id="id132" draw:layer="layout" draw:type="line" svg:x1="12.186cm" svg:y1="20.724cm" svg:x2="12.14cm" svg:y2="20.34cm" draw:start-shape="id32" draw:start-glue-point="4" svg:d="M12186 20724l-46-384" svg:viewBox="0 0 47 385">
          <text:p/>
        </draw:connector>
        <draw:connector draw:style-name="gr9" draw:text-style-name="P2" xml:id="id135" draw:id="id135" draw:layer="layout" draw:type="line" svg:x1="11.374cm" svg:y1="21.151cm" svg:x2="11.335cm" svg:y2="21.633cm" draw:start-shape="id33" draw:start-glue-point="8" svg:d="M11374 21151l-39 482" svg:viewBox="0 0 40 483">
          <text:p/>
        </draw:connector>
        <draw:connector draw:style-name="gr9" draw:text-style-name="P2" xml:id="id137" draw:id="id137" draw:layer="layout" draw:type="line" svg:x1="10.797cm" svg:y1="20.578cm" svg:x2="10.864cm" svg:y2="20.213cm" draw:start-shape="id34" draw:start-glue-point="4" svg:d="M10797 20578l67-365" svg:viewBox="0 0 68 366">
          <text:p/>
        </draw:connector>
        <draw:connector draw:style-name="gr9" draw:text-style-name="P2" xml:id="id138" draw:id="id138" draw:layer="layout" draw:type="line" svg:x1="10.123cm" svg:y1="20.904cm" svg:x2="9.933cm" svg:y2="21.404cm" draw:start-shape="id35" svg:d="M10123 20904l-190 500" svg:viewBox="0 0 191 501">
          <text:p/>
        </draw:connector>
        <draw:connector draw:style-name="gr9" draw:text-style-name="P2" xml:id="id140" draw:id="id140" draw:layer="layout" draw:type="line" svg:x1="9.56cm" svg:y1="20.193cm" svg:x2="9.813cm" svg:y2="19.823cm" draw:start-shape="id36" draw:start-glue-point="4" svg:d="M9560 20193l253-370" svg:viewBox="0 0 254 371">
          <text:p/>
        </draw:connector>
        <draw:connector draw:style-name="gr9" draw:text-style-name="P2" xml:id="id144" draw:id="id144" draw:layer="layout" draw:type="line" svg:x1="8.73cm" svg:y1="20.287cm" svg:x2="8.35cm" svg:y2="20.76cm" draw:start-shape="id37" draw:start-glue-point="7" svg:d="M8730 20287l-380 473" svg:viewBox="0 0 381 474">
          <text:p/>
        </draw:connector>
        <draw:connector draw:style-name="gr9" draw:text-style-name="P2" xml:id="id143" draw:id="id143" draw:layer="layout" draw:type="line" svg:x1="8.534cm" svg:y1="19.521cm" svg:x2="8.83cm" svg:y2="19.255cm" draw:start-shape="id38" draw:start-glue-point="11" svg:d="M8534 19521l296-266" svg:viewBox="0 0 297 267">
          <text:p/>
        </draw:connector>
        <draw:connector draw:style-name="gr9" draw:text-style-name="P2" xml:id="id146" draw:id="id146" draw:layer="layout" draw:type="line" svg:x1="7.534cm" svg:y1="19.522cm" svg:x2="7.217cm" svg:y2="19.87cm" draw:start-shape="id39" draw:start-glue-point="7" svg:d="M7534 19522l-317 348" svg:viewBox="0 0 318 349">
          <text:p/>
        </draw:connector>
        <draw:connector draw:style-name="gr9" draw:text-style-name="P2" xml:id="id148" draw:id="id148" draw:layer="layout" draw:type="line" svg:x1="7.477cm" svg:y1="18.644cm" svg:x2="7.888cm" svg:y2="18.35cm" draw:start-shape="id40" draw:start-glue-point="11" svg:d="M7477 18644l411-294" svg:viewBox="0 0 412 295">
          <text:p/>
        </draw:connector>
        <draw:connector draw:style-name="gr9" draw:text-style-name="P2" xml:id="id153" draw:id="id153" draw:layer="layout" draw:type="line" svg:x1="6.629cm" svg:y1="18.406cm" svg:x2="6.219cm" svg:y2="18.714cm" draw:start-shape="id41" draw:start-glue-point="7" svg:d="M6629 18406l-410 308" svg:viewBox="0 0 411 309">
          <text:p/>
        </draw:connector>
        <draw:connector draw:style-name="gr9" draw:text-style-name="P2" xml:id="id151" draw:id="id151" draw:layer="layout" draw:type="line" svg:x1="6.699cm" svg:y1="17.541cm" svg:x2="7.158cm" svg:y2="17.312cm" draw:start-shape="id42" draw:start-glue-point="11" svg:d="M6699 17541l459-229" svg:viewBox="0 0 460 230">
          <text:p/>
        </draw:connector>
        <draw:connector draw:style-name="gr9" draw:text-style-name="P2" xml:id="id154" draw:id="id154" draw:layer="layout" draw:type="line" svg:x1="5.991cm" svg:y1="17.189cm" svg:x2="5.48cm" svg:y2="17.443cm" draw:start-shape="id43" draw:start-glue-point="7" svg:d="M5991 17189l-511 254" svg:viewBox="0 0 512 255">
          <text:p/>
        </draw:connector>
        <draw:connector draw:style-name="gr9" draw:text-style-name="P2" xml:id="id156" draw:id="id156" draw:layer="layout" draw:type="line" svg:x1="6.201cm" svg:y1="16.211cm" svg:x2="6.795cm" svg:y2="16.026cm" draw:start-shape="id44" draw:start-glue-point="11" svg:d="M6201 16211l594-185" svg:viewBox="0 0 595 186">
          <text:p/>
        </draw:connector>
        <draw:connector draw:style-name="gr9" draw:text-style-name="P2" xml:id="id161" draw:id="id161" draw:layer="layout" draw:type="line" svg:x1="5.563cm" svg:y1="15.686cm" svg:x2="5.058cm" svg:y2="15.741cm" draw:start-shape="id45" draw:start-glue-point="6" svg:d="M5563 15686l-505 55" svg:viewBox="0 0 506 56">
          <text:p/>
        </draw:connector>
        <draw:connector draw:style-name="gr9" draw:text-style-name="P2" xml:id="id159" draw:id="id159" draw:layer="layout" draw:type="line" svg:x1="5.997cm" svg:y1="15.222cm" svg:x2="6.567cm" svg:y2="15.15cm" draw:start-shape="id46" draw:start-glue-point="10" svg:d="M5997 15222l570-72" svg:viewBox="0 0 571 73">
          <text:p/>
        </draw:connector>
        <draw:connector draw:style-name="gr9" draw:text-style-name="P2" xml:id="id162" draw:id="id162" draw:layer="layout" draw:type="line" svg:x1="5.557cm" svg:y1="14.536cm" svg:x2="5.099cm" svg:y2="14.518cm" draw:start-shape="id47" draw:start-glue-point="6" svg:d="M5557 14536l-458-18" svg:viewBox="0 0 459 19">
          <text:p/>
        </draw:connector>
        <draw:connector draw:style-name="gr9" draw:text-style-name="P2" xml:id="id164" draw:id="id164" draw:layer="layout" draw:type="line" svg:x1="6.117cm" svg:y1="14.085cm" svg:x2="6.625cm" svg:y2="14.145cm" draw:start-shape="id48" draw:start-glue-point="10" svg:d="M6117 14085l508 60" svg:viewBox="0 0 509 61">
          <text:p/>
        </draw:connector>
        <draw:connector draw:style-name="gr9" draw:text-style-name="P2" xml:id="id169" draw:id="id169" draw:layer="layout" draw:type="line" svg:x1="5.676cm" svg:y1="13.399cm" svg:x2="5.213cm" svg:y2="13.295cm" draw:start-shape="id49" draw:start-glue-point="6" svg:d="M5676 13399l-463-104" svg:viewBox="0 0 464 105">
          <text:p/>
        </draw:connector>
        <draw:connector draw:style-name="gr9" draw:text-style-name="P2" xml:id="id167" draw:id="id167" draw:layer="layout" draw:type="line" svg:x1="6.376cm" svg:y1="12.835cm" svg:x2="6.839cm" svg:y2="12.954cm" draw:start-shape="id50" draw:start-glue-point="10" svg:d="M6376 12835l463 119" svg:viewBox="0 0 464 120">
          <text:p/>
        </draw:connector>
        <draw:connector draw:style-name="gr9" draw:text-style-name="P2" xml:id="id170" draw:id="id170" draw:layer="layout" draw:type="line" svg:x1="6.061cm" svg:y1="12.163cm" svg:x2="5.645cm" svg:y2="11.983cm" draw:start-shape="id51" draw:start-glue-point="6" svg:d="M6061 12163l-416-180" svg:viewBox="0 0 417 181">
          <text:p/>
        </draw:connector>
        <draw:connector draw:style-name="gr9" draw:text-style-name="P2" xml:id="id172" draw:id="id172" draw:layer="layout" draw:type="line" svg:x1="6.887cm" svg:y1="11.612cm" svg:x2="7.299cm" svg:y2="11.938cm" draw:start-shape="id52" draw:start-glue-point="10" svg:d="M6887 11612l412 326" svg:viewBox="0 0 413 327">
          <text:p/>
        </draw:connector>
        <draw:connector draw:style-name="gr9" draw:text-style-name="P2" xml:id="id177" draw:id="id177" draw:layer="layout" draw:type="line" svg:x1="6.919cm" svg:y1="10.795cm" svg:x2="6.621cm" svg:y2="10.482cm" draw:start-shape="id53" draw:start-glue-point="5" svg:d="M6919 10795l-298-313" svg:viewBox="0 0 299 314">
          <text:p/>
        </draw:connector>
        <draw:connector draw:style-name="gr9" draw:text-style-name="P2" xml:id="id175" draw:id="id175" draw:layer="layout" draw:type="line" svg:x1="7.671cm" svg:y1="10.726cm" svg:x2="8.023cm" svg:y2="11.031cm" draw:start-shape="id54" draw:start-glue-point="9" svg:d="M7671 10726l352 305" svg:viewBox="0 0 353 306">
          <text:p/>
        </draw:connector>
        <draw:connector draw:style-name="gr9" draw:text-style-name="P2" xml:id="id178" draw:id="id178" draw:layer="layout" draw:type="line" svg:x1="7.783cm" svg:y1="9.865cm" svg:x2="7.493cm" svg:y2="9.516cm" draw:start-shape="id55" draw:start-glue-point="5" svg:d="M7783 9865l-290-349" svg:viewBox="0 0 291 350">
          <text:p/>
        </draw:connector>
        <draw:connector draw:style-name="gr9" draw:text-style-name="P2" xml:id="id180" draw:id="id180" draw:layer="layout" draw:type="line" svg:x1="8.648cm" svg:y1="9.935cm" svg:x2="8.888cm" svg:y2="10.263cm" draw:start-shape="id56" draw:start-glue-point="9" svg:d="M8648 9935l240 328" svg:viewBox="0 0 241 329">
          <text:p/>
        </draw:connector>
        <draw:connector draw:style-name="gr9" draw:text-style-name="P2" xml:id="id185" draw:id="id185" draw:layer="layout" draw:type="line" svg:x1="8.873cm" svg:y1="9.213cm" svg:x2="8.558cm" svg:y2="8.863cm" draw:start-shape="id57" draw:start-glue-point="5" svg:d="M8873 9213l-315-350" svg:viewBox="0 0 316 351">
          <text:p/>
        </draw:connector>
        <draw:connector draw:style-name="gr9" draw:text-style-name="P2" xml:id="id183" draw:id="id183" draw:layer="layout" draw:type="line" svg:x1="9.725cm" svg:y1="9.409cm" svg:x2="9.916cm" svg:y2="9.832cm" draw:start-shape="id58" draw:start-glue-point="9" svg:d="M9725 9409l191 423" svg:viewBox="0 0 192 424">
          <text:p/>
        </draw:connector>
        <draw:connector draw:style-name="gr9" draw:text-style-name="P2" xml:id="id186" draw:id="id186" draw:layer="layout" draw:type="line" svg:x1="10.123cm" svg:y1="8.759cm" svg:x2="9.981cm" svg:y2="8.365cm" draw:start-shape="id59" draw:start-glue-point="4" svg:d="M10123 8759l-142-394" svg:viewBox="0 0 143 395">
          <text:p/>
        </draw:connector>
        <draw:connector draw:style-name="gr9" draw:text-style-name="P2" xml:id="id188" draw:id="id188" draw:layer="layout" draw:type="line" svg:x1="10.727cm" svg:y1="9.08cm" svg:x2="10.884cm" svg:y2="9.511cm" draw:start-shape="id60" draw:start-glue-point="8" svg:d="M10727 9080l157 431" svg:viewBox="0 0 158 432">
          <text:p/>
        </draw:connector>
        <draw:connector draw:style-name="gr9" draw:text-style-name="P2" xml:id="id193" draw:id="id193" draw:layer="layout" draw:type="line" svg:x1="11.426cm" svg:y1="8.513cm" svg:x2="11.28cm" svg:y2="8.072cm" draw:start-shape="id61" draw:start-glue-point="4" svg:d="M11426 8513l-146-441" svg:viewBox="0 0 147 442">
          <text:p/>
        </draw:connector>
        <draw:connector draw:style-name="gr9" draw:text-style-name="P2" xml:id="id191" draw:id="id191" draw:layer="layout" draw:type="line" svg:x1="12.017cm" svg:y1="8.96cm" svg:x2="12.035cm" svg:y2="9.4cm" draw:start-shape="id62" draw:start-glue-point="8" svg:d="M12017 8960l18 440" svg:viewBox="0 0 19 441">
          <text:p/>
        </draw:connector>
        <draw:connector draw:style-name="gr8" draw:text-style-name="P2" xml:id="id192" draw:id="id192" draw:layer="layout" draw:type="line" svg:x1="12.071cm" svg:y1="8.453cm" svg:x2="12.047cm" svg:y2="7.975cm" draw:start-shape="id62" draw:start-glue-point="4" svg:d="M12071 8453l-24-478" svg:viewBox="0 0 25 479">
          <text:p/>
        </draw:connector>
        <draw:connector draw:style-name="gr8" draw:text-style-name="P2" xml:id="id190" draw:id="id190" draw:layer="layout" draw:type="line" svg:x1="11.372cm" svg:y1="9.02cm" svg:x2="11.493cm" svg:y2="9.424cm" draw:start-shape="id61" draw:start-glue-point="8" svg:d="M11372 9020l121 404" svg:viewBox="0 0 122 405">
          <text:p/>
        </draw:connector>
        <draw:connector draw:style-name="gr8" draw:text-style-name="P2" xml:id="id187" draw:id="id187" draw:layer="layout" draw:type="line" svg:x1="10.594cm" svg:y1="8.628cm" svg:x2="10.496cm" svg:y2="8.276cm" draw:start-shape="id60" draw:start-glue-point="5" svg:d="M10594 8628l-98-352" svg:viewBox="0 0 99 353">
          <text:p/>
        </draw:connector>
        <draw:connector draw:style-name="gr8" draw:text-style-name="P2" xml:id="id189" draw:id="id189" draw:layer="layout" draw:type="line" svg:x1="10.256cm" svg:y1="9.21cm" svg:x2="10.358cm" svg:y2="9.64cm" draw:start-shape="id59" draw:start-glue-point="9" svg:d="M10256 9210l102 430" svg:viewBox="0 0 103 431">
          <text:p/>
        </draw:connector>
        <draw:connector draw:style-name="gr8" draw:text-style-name="P2" xml:id="id184" draw:id="id184" draw:layer="layout" draw:type="line" svg:x1="9.405cm" svg:y1="9.013cm" svg:x2="9.222cm" svg:y2="8.641cm" draw:start-shape="id58" draw:start-glue-point="5" svg:d="M9405 9013l-183-372" svg:viewBox="0 0 184 373">
          <text:p/>
        </draw:connector>
        <draw:connector draw:style-name="gr8" draw:text-style-name="P2" xml:id="id182" draw:id="id182" draw:layer="layout" draw:type="line" svg:x1="9.193cm" svg:y1="9.609cm" svg:x2="9.352cm" svg:y2="10.005cm" draw:start-shape="id57" draw:start-glue-point="9" svg:d="M9193 9609l159 396" svg:viewBox="0 0 160 397">
          <text:p/>
        </draw:connector>
        <draw:connector draw:style-name="gr8" draw:text-style-name="P2" xml:id="id179" draw:id="id179" draw:layer="layout" draw:type="line" svg:x1="8.328cm" svg:y1="9.539cm" svg:x2="8.013cm" svg:y2="9.175cm" draw:start-shape="id56" draw:start-glue-point="5" svg:d="M8328 9539l-315-364" svg:viewBox="0 0 316 365">
          <text:p/>
        </draw:connector>
        <draw:connector draw:style-name="gr8" draw:text-style-name="P2" xml:id="id181" draw:id="id181" draw:layer="layout" draw:type="line" svg:x1="8.103cm" svg:y1="10.261cm" svg:x2="8.342cm" svg:y2="10.587cm" draw:start-shape="id55" draw:start-glue-point="9" svg:d="M8103 10261l239 326" svg:viewBox="0 0 240 327">
          <text:p/>
        </draw:connector>
        <draw:connector draw:style-name="gr8" draw:text-style-name="P2" xml:id="id176" draw:id="id176" draw:layer="layout" draw:type="line" svg:x1="7.351cm" svg:y1="10.33cm" svg:x2="7.033cm" svg:y2="9.993cm" draw:start-shape="id54" draw:start-glue-point="5" svg:d="M7351 10330l-318-337" svg:viewBox="0 0 319 338">
          <text:p/>
        </draw:connector>
        <draw:connector draw:style-name="gr8" draw:text-style-name="P2" xml:id="id171" draw:id="id171" draw:layer="layout" draw:type="line" svg:x1="6.473cm" svg:y1="11.387cm" svg:x2="6.087cm" svg:y2="11.142cm" draw:start-shape="id52" draw:start-glue-point="5" svg:d="M6473 11387l-386-245" svg:viewBox="0 0 387 246">
          <text:p/>
        </draw:connector>
        <draw:connector draw:style-name="gr8" draw:text-style-name="P2" xml:id="id173" draw:id="id173" draw:layer="layout" draw:type="line" svg:x1="6.568cm" svg:y1="12.217cm" svg:x2="7.05cm" svg:y2="12.492cm" draw:start-shape="id51" draw:start-glue-point="10" svg:d="M6568 12217l482 275" svg:viewBox="0 0 483 276">
          <text:p/>
        </draw:connector>
        <draw:connector draw:style-name="gr8" draw:text-style-name="P2" xml:id="id168" draw:id="id168" draw:layer="layout" draw:type="line" svg:x1="5.869cm" svg:y1="12.781cm" svg:x2="5.354cm" svg:y2="12.661cm" draw:start-shape="id50" draw:start-glue-point="6" svg:d="M5869 12781l-515-120" svg:viewBox="0 0 516 121">
          <text:p/>
        </draw:connector>
        <draw:connector draw:style-name="gr8" draw:text-style-name="P2" xml:id="id166" draw:id="id166" draw:layer="layout" draw:type="line" svg:x1="6.183cm" svg:y1="13.453cm" svg:x2="6.737cm" svg:y2="13.584cm" draw:start-shape="id49" draw:start-glue-point="10" svg:d="M6183 13453l554 131" svg:viewBox="0 0 555 132">
          <text:p/>
        </draw:connector>
        <draw:connector draw:style-name="gr8" draw:text-style-name="P2" xml:id="id163" draw:id="id163" draw:layer="layout" draw:type="line" svg:x1="5.61cm" svg:y1="14.031cm" svg:x2="5.108cm" svg:y2="13.973cm" draw:start-shape="id48" draw:start-glue-point="6" svg:d="M5610 14031l-502-58" svg:viewBox="0 0 503 59">
          <text:p/>
        </draw:connector>
        <draw:connector draw:style-name="gr8" draw:text-style-name="P2" xml:id="id165" draw:id="id165" draw:layer="layout" draw:type="line" svg:x1="6.064cm" svg:y1="14.59cm" svg:x2="6.604cm" svg:y2="14.655cm" draw:start-shape="id47" draw:start-glue-point="10" svg:d="M6064 14590l540 65" svg:viewBox="0 0 541 66">
          <text:p/>
        </draw:connector>
        <draw:connector draw:style-name="gr8" draw:text-style-name="P2" xml:id="id160" draw:id="id160" draw:layer="layout" draw:type="line" svg:x1="5.49cm" svg:y1="15.168cm" svg:x2="5.054cm" svg:y2="15.188cm" draw:start-shape="id46" draw:start-glue-point="6" svg:d="M5490 15168l-436 20" svg:viewBox="0 0 437 21">
          <text:p/>
        </draw:connector>
        <draw:connector draw:style-name="gr8" draw:text-style-name="P2" xml:id="id158" draw:id="id158" draw:layer="layout" draw:type="line" svg:x1="6.07cm" svg:y1="15.74cm" svg:x2="6.62cm" svg:y2="15.612cm" draw:start-shape="id45" draw:start-glue-point="10" svg:d="M6070 15740l550-128" svg:viewBox="0 0 551 129">
          <text:p/>
        </draw:connector>
        <draw:connector draw:style-name="gr8" draw:text-style-name="P2" xml:id="id155" draw:id="id155" draw:layer="layout" draw:type="line" svg:x1="5.75cm" svg:y1="16.344cm" svg:x2="5.175cm" svg:y2="16.511cm" draw:start-shape="id44" draw:start-glue-point="6" svg:d="M5750 16344l-575 167" svg:viewBox="0 0 576 168">
          <text:p/>
        </draw:connector>
        <draw:connector draw:style-name="gr8" draw:text-style-name="P2" xml:id="id157" draw:id="id157" draw:layer="layout" draw:type="line" svg:x1="6.387cm" svg:y1="16.869cm" svg:x2="6.961cm" svg:y2="16.644cm" draw:start-shape="id43" draw:start-glue-point="11" svg:d="M6387 16869l574-225" svg:viewBox="0 0 575 226">
          <text:p/>
        </draw:connector>
        <draw:connector draw:style-name="gr8" draw:text-style-name="P2" xml:id="id152" draw:id="id152" draw:layer="layout" draw:type="line" svg:x1="6.303cm" svg:y1="17.861cm" svg:x2="5.784cm" svg:y2="18.177cm" draw:start-shape="id42" draw:start-glue-point="7" svg:d="M6303 17861l-519 316" svg:viewBox="0 0 520 317">
          <text:p/>
        </draw:connector>
        <draw:connector draw:style-name="gr8" draw:text-style-name="P2" xml:id="id150" draw:id="id150" draw:layer="layout" draw:type="line" svg:x1="7.025cm" svg:y1="18.086cm" svg:x2="7.552cm" svg:y2="17.783cm" draw:start-shape="id41" draw:start-glue-point="11" svg:d="M7025 18086l527-303" svg:viewBox="0 0 528 304">
          <text:p/>
        </draw:connector>
        <draw:connector draw:style-name="gr8" draw:text-style-name="P2" xml:id="id147" draw:id="id147" draw:layer="layout" draw:type="line" svg:x1="7.081cm" svg:y1="18.964cm" svg:x2="6.717cm" svg:y2="19.299cm" draw:start-shape="id40" draw:start-glue-point="7" svg:d="M7081 18964l-364 335" svg:viewBox="0 0 365 336">
          <text:p/>
        </draw:connector>
        <draw:connector draw:style-name="gr8" draw:text-style-name="P2" xml:id="id149" draw:id="id149" draw:layer="layout" draw:type="line" svg:x1="7.93cm" svg:y1="19.202cm" svg:x2="8.367cm" svg:y2="18.772cm" draw:start-shape="id39" draw:start-glue-point="11" svg:d="M7930 19202l437-430" svg:viewBox="0 0 438 431">
          <text:p/>
        </draw:connector>
        <draw:connector draw:style-name="gr8" draw:text-style-name="P2" xml:id="id145" draw:id="id145" draw:layer="layout" draw:type="line" svg:x1="8.138cm" svg:y1="19.841cm" svg:x2="7.771cm" svg:y2="20.241cm" draw:start-shape="id38" draw:start-glue-point="7" svg:d="M8138 19841l-367 400" svg:viewBox="0 0 368 401">
          <text:p/>
        </draw:connector>
        <draw:connector draw:style-name="gr8" draw:text-style-name="P2" xml:id="id142" draw:id="id142" draw:layer="layout" draw:type="line" svg:x1="9.126cm" svg:y1="19.967cm" svg:x2="9.415cm" svg:y2="19.59cm" draw:start-shape="id37" draw:start-glue-point="11" svg:d="M9126 19967l289-377" svg:viewBox="0 0 290 378">
          <text:p/>
        </draw:connector>
        <draw:connector draw:style-name="gr8" draw:text-style-name="P2" xml:id="id139" draw:id="id139" draw:layer="layout" draw:type="line" svg:x1="9.335cm" svg:y1="20.606cm" svg:x2="9.038cm" svg:y2="21.037cm" draw:start-shape="id36" draw:start-glue-point="7" svg:d="M9335 20606l-297 431" svg:viewBox="0 0 298 432">
          <text:p/>
        </draw:connector>
        <draw:connector draw:style-name="gr8" draw:text-style-name="P2" xml:id="id141" draw:id="id141" draw:layer="layout" draw:type="line" svg:x1="10.178cm" svg:y1="20.385cm" svg:x2="10.346cm" svg:y2="20.014cm" draw:start-shape="id35" draw:start-glue-point="4" svg:d="M10178 20385l168-371" svg:viewBox="0 0 169 372">
          <text:p/>
        </draw:connector>
        <draw:connector draw:style-name="gr8" draw:text-style-name="P2" xml:id="id136" draw:id="id136" draw:layer="layout" draw:type="line" svg:x1="10.743cm" svg:y1="21.085cm" svg:x2="10.63cm" svg:y2="21.593cm" draw:start-shape="id34" draw:start-glue-point="8" svg:d="M10743 21085l-113 508" svg:viewBox="0 0 114 509">
          <text:p/>
        </draw:connector>
        <draw:connector draw:style-name="gr8" draw:text-style-name="P2" xml:id="id134" draw:id="id134" draw:layer="layout" draw:type="line" svg:x1="11.428cm" svg:y1="20.644cm" svg:x2="11.467cm" svg:y2="20.255cm" draw:start-shape="id33" draw:start-glue-point="4" svg:d="M11428 20644l39-389" svg:viewBox="0 0 40 390">
          <text:p/>
        </draw:connector>
        <draw:connector draw:style-name="gr8" draw:text-style-name="P2" xml:id="id131" draw:id="id131" draw:layer="layout" draw:type="line" svg:x1="12.132cm" svg:y1="21.231cm" svg:x2="12.133cm" svg:y2="21.758cm" draw:start-shape="id32" draw:start-glue-point="8" svg:d="M12132 21231l1 527" svg:viewBox="0 0 2 528">
          <text:p/>
        </draw:connector>
        <draw:connector draw:style-name="gr8" draw:text-style-name="P2" xml:id="id133" draw:id="id133" draw:layer="layout" draw:type="line" svg:x1="12.831cm" svg:y1="20.664cm" svg:x2="12.712cm" svg:y2="20.284cm" draw:start-shape="id31" draw:start-glue-point="4" svg:d="M12831 20664l-119-380" svg:viewBox="0 0 120 381">
          <text:p/>
        </draw:connector>
        <draw:connector draw:style-name="gr8" draw:text-style-name="P2" xml:id="id129" draw:id="id129" draw:layer="layout" draw:type="line" svg:x1="13.422cm" svg:y1="21.111cm" svg:x2="13.647cm" svg:y2="21.576cm" draw:start-shape="id30" draw:start-glue-point="8" svg:d="M13422 21111l225 465" svg:viewBox="0 0 226 466">
          <text:p/>
        </draw:connector>
        <draw:connector draw:style-name="gr8" draw:text-style-name="P2" xml:id="id126" draw:id="id126" draw:layer="layout" draw:type="line" svg:x1="13.82cm" svg:y1="20.46cm" svg:x2="13.623cm" svg:y2="20.052cm" draw:start-shape="id29" draw:start-glue-point="5" svg:d="M13820 20460l-197-408" svg:viewBox="0 0 198 409">
          <text:p/>
        </draw:connector>
        <draw:connector draw:style-name="gr8" draw:text-style-name="P2" xml:id="id122" draw:id="id122" draw:layer="layout" draw:type="line" svg:x1="14.672cm" svg:y1="20.656cm" svg:x2="14.868cm" svg:y2="21.05cm" draw:start-shape="id28" draw:start-glue-point="9" svg:d="M14672 20656l196 394" svg:viewBox="0 0 197 395">
          <text:p/>
        </draw:connector>
        <draw:connector draw:style-name="gr8" draw:text-style-name="P2" xml:id="id124" draw:id="id124" draw:layer="layout" draw:type="line" svg:x1="15.023cm" svg:y1="19.948cm" svg:x2="14.794cm" svg:y2="19.609cm" draw:start-shape="id27" draw:start-glue-point="5" svg:d="M15023 19948l-229-339" svg:viewBox="0 0 230 340">
          <text:p/>
        </draw:connector>
        <draw:connector draw:style-name="gr8" draw:text-style-name="P2" xml:id="id120" draw:id="id120" draw:layer="layout" draw:type="line" svg:x1="16.015cm" svg:y1="20.031cm" svg:x2="16.288cm" svg:y2="20.387cm" draw:start-shape="id26" draw:start-glue-point="9" svg:d="M16015 20031l273 356" svg:viewBox="0 0 274 357">
          <text:p/>
        </draw:connector>
        <draw:connector draw:style-name="gr8" draw:text-style-name="P2" draw:layer="layout" draw:type="line" svg:x1="16.127cm" svg:y1="19.17cm" svg:x2="15.888cm" svg:y2="18.729cm" draw:start-shape="id25" draw:start-glue-point="5" draw:end-shape="id63" draw:end-glue-point="2" svg:d="M16127 19170l-239-441" svg:viewBox="0 0 240 442">
          <text:p/>
        </draw:connector>
        <draw:connector draw:style-name="gr8" draw:text-style-name="P2" xml:id="id115" draw:id="id115" draw:layer="layout" draw:type="line" svg:x1="17.145cm" svg:y1="19.001cm" svg:x2="17.515cm" svg:y2="19.295cm" draw:start-shape="id24" draw:start-glue-point="9" svg:d="M17145 19001l370 294" svg:viewBox="0 0 371 295">
          <text:p/>
        </draw:connector>
        <draw:connector draw:style-name="gr8" draw:text-style-name="P2" xml:id="id116" draw:id="id116" draw:layer="layout" draw:type="line" svg:x1="17.283cm" svg:y1="17.887cm" svg:x2="16.902cm" svg:y2="17.613cm" draw:start-shape="id23" draw:start-glue-point="5" svg:d="M17283 17887l-381-274" svg:viewBox="0 0 382 275">
          <text:p/>
        </draw:connector>
        <draw:connector draw:style-name="gr8" draw:text-style-name="P2" xml:id="id93" draw:id="id93" draw:layer="layout" draw:type="line" svg:x1="18.003cm" svg:y1="17.633cm" svg:x2="18.456cm" svg:y2="17.885cm" draw:start-shape="id22" draw:start-glue-point="10" svg:d="M18003 17633l453 252" svg:viewBox="0 0 454 253">
          <text:p/>
        </draw:connector>
        <draw:connector draw:style-name="gr8" draw:text-style-name="P2" xml:id="id90" draw:id="id90" draw:layer="layout" draw:type="line" svg:x1="17.675cm" svg:y1="17.087cm" svg:x2="17.322cm" svg:y2="16.852cm" draw:start-shape="id21" draw:start-glue-point="6" svg:d="M17675 17087l-353-235" svg:viewBox="0 0 354 236">
          <text:p/>
        </draw:connector>
        <draw:connector draw:style-name="gr8" draw:text-style-name="P2" xml:id="id87" draw:id="id87" draw:layer="layout" draw:type="line" svg:x1="18.362cm" svg:y1="16.649cm" svg:x2="18.788cm" svg:y2="16.863cm" draw:start-shape="id20" draw:start-glue-point="10" svg:d="M18362 16649l426 214" svg:viewBox="0 0 427 215">
          <text:p/>
        </draw:connector>
        <draw:connector draw:style-name="gr8" draw:text-style-name="P2" xml:id="id88" draw:id="id88" draw:layer="layout" draw:type="line" svg:x1="18.047cm" svg:y1="15.977cm" svg:x2="17.661cm" svg:y2="15.899cm" draw:start-shape="id19" draw:start-glue-point="6" svg:d="M18047 15977l-386-78" svg:viewBox="0 0 387 79">
          <text:p/>
        </draw:connector>
        <draw:connector draw:style-name="gr8" draw:text-style-name="P2" xml:id="id85" draw:id="id85" draw:layer="layout" draw:type="line" svg:x1="18.621cm" svg:y1="15.399cm" svg:x2="19.143cm" svg:y2="15.434cm" draw:start-shape="id18" draw:start-glue-point="10" svg:d="M18621 15399l522 35" svg:viewBox="0 0 523 36">
          <text:p/>
        </draw:connector>
        <draw:connector draw:style-name="gr8" draw:text-style-name="P2" xml:id="id82" draw:id="id82" draw:layer="layout" draw:type="line" svg:x1="18.18cm" svg:y1="14.714cm" svg:x2="17.655cm" svg:y2="14.732cm" draw:start-shape="id17" draw:start-glue-point="6" svg:d="M18180 14714l-525 18" svg:viewBox="0 0 526 19">
          <text:p/>
        </draw:connector>
        <draw:connector draw:style-name="gr8" draw:text-style-name="P2" xml:id="id79" draw:id="id79" draw:layer="layout" draw:type="line" svg:x1="18.614cm" svg:y1="14.249cm" svg:x2="19.177cm" svg:y2="14.203cm" draw:start-shape="id16" draw:start-glue-point="10" svg:d="M18614 14249l563-46" svg:viewBox="0 0 564 47">
          <text:p/>
        </draw:connector>
        <draw:connector draw:style-name="gr8" draw:text-style-name="P2" xml:id="id80" draw:id="id80" draw:layer="layout" draw:type="line" svg:x1="18.034cm" svg:y1="13.677cm" svg:x2="17.472cm" svg:y2="13.744cm" draw:start-shape="id15" draw:start-glue-point="6" svg:d="M18034 13677l-562 67" svg:viewBox="0 0 563 68">
          <text:p/>
        </draw:connector>
        <draw:connector draw:style-name="gr8" draw:text-style-name="P2" xml:id="id77" draw:id="id77" draw:layer="layout" draw:type="line" svg:x1="18.355cm" svg:y1="13.073cm" svg:x2="18.943cm" svg:y2="12.923cm" draw:start-shape="id14" draw:start-glue-point="10" svg:d="M18355 13073l588-150" svg:viewBox="0 0 589 151">
          <text:p/>
        </draw:connector>
        <draw:connector draw:style-name="gr8" draw:text-style-name="P2" xml:id="id74" draw:id="id74" draw:layer="layout" draw:type="line" svg:x1="17.716cm" svg:y1="12.548cm" svg:x2="17.166cm" svg:y2="12.695cm" draw:start-shape="id13" draw:start-glue-point="7" svg:d="M17716 12548l-550 147" svg:viewBox="0 0 551 148">
          <text:p/>
        </draw:connector>
        <draw:connector draw:style-name="gr8" draw:text-style-name="P2" xml:id="id71" draw:id="id71" draw:layer="layout" draw:type="line" svg:x1="17.8cm" svg:y1="11.556cm" svg:x2="18.264cm" svg:y2="11.392cm" draw:start-shape="id10" draw:start-glue-point="11" svg:d="M17800 11556l464-164" svg:viewBox="0 0 465 165">
          <text:p/>
        </draw:connector>
        <draw:connector draw:style-name="gr8" draw:text-style-name="P2" xml:id="id72" draw:id="id72" draw:layer="layout" draw:type="line" svg:x1="17.078cm" svg:y1="11.331cm" svg:x2="16.568cm" svg:y2="11.629cm" draw:start-shape="id12" draw:start-glue-point="7" svg:d="M17078 11331l-510 298" svg:viewBox="0 0 511 299">
          <text:p/>
        </draw:connector>
        <draw:connector draw:style-name="gr8" draw:text-style-name="P2" xml:id="id69" draw:id="id69" draw:layer="layout" draw:type="line" svg:x1="17.009cm" svg:y1="10.579cm" svg:x2="17.479cm" svg:y2="10.306cm" draw:start-shape="id9" draw:start-glue-point="11" svg:d="M17009 10579l470-273" svg:viewBox="0 0 471 274">
          <text:p/>
        </draw:connector>
        <draw:connector draw:style-name="gr8" draw:text-style-name="P2" xml:id="id66" draw:id="id66" draw:layer="layout" draw:type="line" svg:x1="16.147cm" svg:y1="10.467cm" svg:x2="15.803cm" svg:y2="10.73cm" draw:start-shape="id11" draw:start-glue-point="7" svg:d="M16147 10467l-344 263" svg:viewBox="0 0 345 264">
          <text:p/>
        </draw:connector>
        <draw:connector draw:style-name="gr5" draw:text-style-name="P2" draw:layer="layout" draw:type="line" svg:x1="15.017cm" svg:y1="10.164cm" svg:x2="15.486cm" svg:y2="10.438cm" draw:start-shape="id64" draw:start-glue-point="3" draw:end-shape="id65" draw:end-glue-point="3" svg:d="M15017 10164l469 274" svg:viewBox="0 0 470 275">
          <text:p/>
        </draw:connector>
        <draw:connector draw:style-name="gr5" draw:text-style-name="P2" xml:id="id107" draw:id="id107" draw:layer="layout" draw:type="line" svg:x1="15.486cm" svg:y1="10.438cm" svg:x2="15.803cm" svg:y2="10.73cm" draw:start-shape="id65" draw:start-glue-point="3" draw:end-shape="id66" draw:end-glue-point="3" svg:d="M15486 10438l317 292" svg:viewBox="0 0 318 293">
          <text:p/>
        </draw:connector>
        <draw:connector draw:style-name="gr5" draw:text-style-name="P2" draw:layer="layout" draw:type="line" svg:x1="15.803cm" svg:y1="10.73cm" svg:x2="16.194cm" svg:y2="11.174cm" draw:start-shape="id66" draw:start-glue-point="3" draw:end-shape="id67" draw:end-glue-point="3" svg:d="M15803 10730l391 444" svg:viewBox="0 0 392 445">
          <text:p/>
        </draw:connector>
        <draw:connector draw:style-name="gr5" draw:text-style-name="P2" draw:layer="layout" draw:type="line" svg:x1="16.937cm" svg:y1="9.875cm" svg:x2="17.479cm" svg:y2="10.306cm" draw:start-shape="id68" draw:start-glue-point="3" draw:end-shape="id69" draw:end-glue-point="3" svg:d="M16937 9875l542 431" svg:viewBox="0 0 543 432">
          <text:p/>
        </draw:connector>
        <draw:connector draw:style-name="gr5" draw:text-style-name="P2" xml:id="id105" draw:id="id105" draw:layer="layout" draw:type="line" svg:x1="17.479cm" svg:y1="10.306cm" svg:x2="17.909cm" svg:y2="10.754cm" draw:start-shape="id69" draw:start-glue-point="3" draw:end-shape="id70" draw:end-glue-point="3" svg:d="M17479 10306l430 448" svg:viewBox="0 0 431 449">
          <text:p/>
        </draw:connector>
        <draw:connector draw:style-name="gr5" draw:text-style-name="P2" draw:layer="layout" draw:type="line" svg:x1="17.909cm" svg:y1="10.754cm" svg:x2="18.264cm" svg:y2="11.392cm" draw:start-shape="id70" draw:start-glue-point="3" draw:end-shape="id71" draw:end-glue-point="3" svg:d="M17909 10754l355 638" svg:viewBox="0 0 356 639">
          <text:p/>
        </draw:connector>
        <draw:connector draw:style-name="gr5" draw:text-style-name="P2" draw:layer="layout" draw:type="line" svg:x1="16.568cm" svg:y1="11.629cm" svg:x2="16.969cm" svg:y2="12.04cm" draw:start-shape="id72" draw:start-glue-point="3" draw:end-shape="id73" draw:end-glue-point="3" svg:d="M16568 11629l401 411" svg:viewBox="0 0 402 412">
          <text:p/>
        </draw:connector>
        <draw:connector draw:style-name="gr5" draw:text-style-name="P2" xml:id="id103" draw:id="id103" draw:layer="layout" draw:type="line" svg:x1="16.969cm" svg:y1="12.04cm" svg:x2="17.166cm" svg:y2="12.695cm" draw:start-shape="id73" draw:start-glue-point="3" draw:end-shape="id74" draw:end-glue-point="3" svg:d="M16969 12040l197 655" svg:viewBox="0 0 198 656">
          <text:p/>
        </draw:connector>
        <draw:connector draw:style-name="gr5" draw:text-style-name="P2" draw:layer="layout" draw:type="line" svg:x1="17.166cm" svg:y1="12.695cm" svg:x2="17.335cm" svg:y2="13.286cm" draw:start-shape="id74" draw:start-glue-point="3" draw:end-shape="id75" draw:end-glue-point="3" svg:d="M17166 12695l169 591" svg:viewBox="0 0 170 592">
          <text:p/>
        </draw:connector>
        <draw:connector draw:style-name="gr5" draw:text-style-name="P2" draw:layer="layout" draw:type="line" svg:x1="18.641cm" svg:y1="12.032cm" svg:x2="18.943cm" svg:y2="12.923cm" draw:start-shape="id76" draw:start-glue-point="3" draw:end-shape="id77" draw:end-glue-point="3" svg:d="M18641 12032l302 891" svg:viewBox="0 0 303 892">
          <text:p/>
        </draw:connector>
        <draw:connector draw:style-name="gr5" draw:text-style-name="P2" xml:id="id101" draw:id="id101" draw:layer="layout" draw:type="line" svg:x1="18.943cm" svg:y1="12.923cm" svg:x2="19.08cm" svg:y2="13.632cm" draw:start-shape="id77" draw:start-glue-point="3" draw:end-shape="id78" draw:end-glue-point="3" svg:d="M18943 12923l137 709" svg:viewBox="0 0 138 710">
          <text:p/>
        </draw:connector>
        <draw:connector draw:style-name="gr5" draw:text-style-name="P2" draw:layer="layout" draw:type="line" svg:x1="19.08cm" svg:y1="13.632cm" svg:x2="19.177cm" svg:y2="14.203cm" draw:start-shape="id78" draw:start-glue-point="3" draw:end-shape="id79" draw:end-glue-point="3" svg:d="M19080 13632l97 571" svg:viewBox="0 0 98 572">
          <text:p/>
        </draw:connector>
        <draw:connector draw:style-name="gr5" draw:text-style-name="P2" draw:layer="layout" draw:type="line" svg:x1="17.472cm" svg:y1="13.744cm" svg:x2="17.58cm" svg:y2="14.212cm" draw:start-shape="id80" draw:start-glue-point="3" draw:end-shape="id81" draw:end-glue-point="3" svg:d="M17472 13744l108 468" svg:viewBox="0 0 109 469">
          <text:p/>
        </draw:connector>
        <draw:connector draw:style-name="gr5" draw:text-style-name="P2" xml:id="id99" draw:id="id99" draw:layer="layout" draw:type="line" svg:x1="17.58cm" svg:y1="14.212cm" svg:x2="17.655cm" svg:y2="14.732cm" draw:start-shape="id81" draw:start-glue-point="3" draw:end-shape="id82" draw:end-glue-point="3" svg:d="M17580 14212l75 520" svg:viewBox="0 0 76 521">
          <text:p/>
        </draw:connector>
        <draw:connector draw:style-name="gr5" draw:text-style-name="P2" draw:layer="layout" draw:type="line" svg:x1="17.655cm" svg:y1="14.732cm" svg:x2="17.702cm" svg:y2="15.317cm" draw:start-shape="id82" draw:start-glue-point="3" draw:end-shape="id83" draw:end-glue-point="3" svg:d="M17655 14732l47 585" svg:viewBox="0 0 48 586">
          <text:p/>
        </draw:connector>
        <draw:connector draw:style-name="gr5" draw:text-style-name="P2" draw:layer="layout" draw:type="line" svg:x1="19.162cm" svg:y1="14.801cm" svg:x2="19.143cm" svg:y2="15.434cm" draw:start-shape="id84" draw:start-glue-point="3" draw:end-shape="id85" draw:end-glue-point="3" svg:d="M19162 14801l-19 633" svg:viewBox="0 0 20 634">
          <text:p/>
        </draw:connector>
        <draw:custom-shape draw:style-name="gr10" draw:text-style-name="P2" xml:id="id114" draw:id="id114" draw:layer="layout" svg:width="0.889cm" svg:height="0.762cm" svg:x="11.784cm" svg:y="5.064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0" draw:id="id110" draw:layer="layout" svg:width="0.889cm" svg:height="0.762cm" svg:x="12.292cm" svg:y="10.906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2" draw:id="id112" draw:layer="layout" svg:width="0.889cm" svg:height="0.762cm" svg:x="14.324cm" svg:y="6.461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8" draw:id="id108" draw:layer="layout" svg:width="0.889cm" svg:height="0.762cm" svg:x="13.308cm" svg:y="12.176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6" draw:id="id106" draw:layer="layout" svg:width="0.889cm" svg:height="0.762cm" svg:x="19.277cm" svg:y="8.874cm">
          <text:p text:style-name="P1"><text:span text:style-name="T1">P5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4" draw:id="id104" draw:layer="layout" svg:width="0.889cm" svg:height="0.762cm" svg:x="14.451cm" svg:y="12.938cm">
          <text:p text:style-name="P1"><text:span text:style-name="T1">P6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2" draw:id="id102" draw:layer="layout" svg:width="0.889cm" svg:height="0.762cm" svg:x="20.166cm" svg:y="12.43cm">
          <text:p text:style-name="P1"><text:span text:style-name="T1">P7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0" draw:id="id100" draw:layer="layout" svg:width="0.889cm" svg:height="0.762cm" svg:x="14.324cm" svg:y="14.208cm">
          <text:p text:style-name="P1"><text:span text:style-name="T1">P8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8" draw:id="id98" draw:layer="layout" svg:width="0.889cm" svg:height="0.762cm" svg:x="20.674cm" svg:y="14.716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5" draw:text-style-name="P2" xml:id="id97" draw:id="id97" draw:layer="layout" draw:type="line" svg:x1="19.143cm" svg:y1="15.434cm" svg:x2="19.016cm" svg:y2="16.123cm" draw:start-shape="id85" draw:start-glue-point="3" draw:end-shape="id86" draw:end-glue-point="3" svg:d="M19143 15434l-127 689" svg:viewBox="0 0 128 690">
          <text:p/>
        </draw:connector>
        <draw:connector draw:style-name="gr5" draw:text-style-name="P2" draw:layer="layout" draw:type="line" svg:x1="19.016cm" svg:y1="16.123cm" svg:x2="18.788cm" svg:y2="16.863cm" draw:start-shape="id86" draw:start-glue-point="3" draw:end-shape="id87" draw:end-glue-point="3" svg:d="M19016 16123l-228 740" svg:viewBox="0 0 229 741">
          <text:p/>
        </draw:connector>
        <draw:connector draw:style-name="gr5" draw:text-style-name="P2" draw:layer="layout" draw:type="line" svg:x1="17.661cm" svg:y1="15.899cm" svg:x2="17.502cm" svg:y2="16.448cm" draw:start-shape="id88" draw:start-glue-point="3" draw:end-shape="id89" draw:end-glue-point="3" svg:d="M17661 15899l-159 549" svg:viewBox="0 0 160 550">
          <text:p/>
        </draw:connector>
        <draw:connector draw:style-name="gr5" draw:text-style-name="P2" xml:id="id95" draw:id="id95" draw:layer="layout" draw:type="line" svg:x1="17.502cm" svg:y1="16.448cm" svg:x2="17.322cm" svg:y2="16.852cm" draw:start-shape="id89" draw:start-glue-point="3" draw:end-shape="id90" draw:end-glue-point="3" svg:d="M17502 16448l-180 404" svg:viewBox="0 0 181 405">
          <text:p/>
        </draw:connector>
        <draw:connector draw:style-name="gr5" draw:text-style-name="P2" draw:layer="layout" draw:type="line" svg:x1="17.322cm" svg:y1="16.852cm" svg:x2="17.212cm" svg:y2="17.189cm" draw:start-shape="id90" draw:start-glue-point="3" draw:end-shape="id91" draw:end-glue-point="3" svg:d="M17322 16852l-110 337" svg:viewBox="0 0 111 338">
          <text:p/>
        </draw:connector>
        <draw:connector draw:style-name="gr5" draw:text-style-name="P2" draw:layer="layout" draw:type="line" svg:x1="18.551cm" svg:y1="17.432cm" svg:x2="18.456cm" svg:y2="17.885cm" draw:start-shape="id92" draw:start-glue-point="3" draw:end-shape="id93" draw:end-glue-point="3" svg:d="M18551 17432l-95 453" svg:viewBox="0 0 96 454">
          <text:p/>
        </draw:connector>
        <draw:connector draw:style-name="gr5" draw:text-style-name="P2" xml:id="id123" draw:id="id123" draw:layer="layout" draw:type="line" svg:x1="18.456cm" svg:y1="17.885cm" svg:x2="17.98cm" svg:y2="18.573cm" draw:start-shape="id93" draw:start-glue-point="3" draw:end-shape="id94" draw:end-glue-point="3" svg:d="M18456 17885l-476 688" svg:viewBox="0 0 477 689">
          <text:p/>
        </draw:connector>
        <draw:connector draw:style-name="gr5" draw:text-style-name="P2" draw:layer="layout" draw:type="curve" draw:line-skew="-0.805cm" svg:x1="17.412cm" svg:y1="16.65cm" svg:x2="16.989cm" svg:y2="16.055cm" draw:start-shape="id95" draw:start-glue-point="0" draw:end-shape="id96" draw:end-glue-point="0" svg:d="M17412 16650c-303 0-92-595-423-595" svg:viewBox="0 0 424 596">
          <text:p/>
        </draw:connector>
        <draw:connector draw:style-name="gr5" draw:text-style-name="P2" draw:layer="layout" draw:type="curve" svg:x1="19.079cm" svg:y1="15.778cm" svg:x2="20.674cm" svg:y2="15.097cm" draw:start-shape="id97" draw:start-glue-point="0" draw:end-shape="id98" svg:d="M19079 15778c1243 0 446-681 1595-681" svg:viewBox="0 0 1596 682">
          <text:p/>
        </draw:connector>
        <draw:connector draw:style-name="gr5" draw:text-style-name="P2" draw:layer="layout" draw:type="curve" svg:x1="17.617cm" svg:y1="14.472cm" svg:x2="15.213cm" svg:y2="14.589cm" draw:start-shape="id99" draw:start-glue-point="0" draw:end-shape="id100" draw:end-glue-point="1" svg:d="M17617 14472c-1831 0-630 117-2404 117" svg:viewBox="0 0 2405 118">
          <text:p/>
        </draw:connector>
        <draw:connector draw:style-name="gr5" draw:text-style-name="P2" draw:layer="layout" draw:type="curve" svg:x1="19.011cm" svg:y1="13.277cm" svg:x2="20.166cm" svg:y2="12.811cm" draw:start-shape="id101" draw:start-glue-point="0" draw:end-shape="id102" draw:end-glue-point="3" svg:d="M19011 13277c918 0 341-466 1155-466" svg:viewBox="0 0 1156 467">
          <text:p/>
        </draw:connector>
        <draw:connector draw:style-name="gr5" draw:text-style-name="P2" draw:layer="layout" draw:type="curve" draw:line-skew="0.585cm" svg:x1="17.067cm" svg:y1="12.367cm" svg:x2="15.34cm" svg:y2="13.319cm" draw:start-shape="id103" draw:start-glue-point="0" draw:end-shape="id104" draw:end-glue-point="1" svg:d="M17067 12367c-492 0 371 952-1727 952" svg:viewBox="0 0 1728 953">
          <text:p/>
        </draw:connector>
        <draw:connector draw:style-name="gr5" draw:text-style-name="P2" draw:layer="layout" draw:type="curve" svg:x1="17.694cm" svg:y1="10.53cm" svg:x2="19.277cm" svg:y2="9.255cm" draw:start-shape="id105" draw:start-glue-point="0" draw:end-shape="id106" draw:end-glue-point="3" svg:d="M17694 10530c1348 0 557-1275 1583-1275" svg:viewBox="0 0 1584 1276">
          <text:p/>
        </draw:connector>
        <draw:connector draw:style-name="gr5" draw:text-style-name="P2" draw:layer="layout" draw:type="curve" draw:line-skew="0.364cm" svg:x1="15.644cm" svg:y1="10.584cm" svg:x2="13.752cm" svg:y2="12.176cm" draw:start-shape="id107" draw:start-glue-point="0" draw:end-shape="id108" draw:end-glue-point="0" svg:d="M15644 10584c0 1849-1892 1054-1892 1592" svg:viewBox="0 0 1893 1593">
          <text:p/>
        </draw:connector>
        <draw:connector draw:style-name="gr5" draw:text-style-name="P2" draw:layer="layout" draw:type="curve" svg:x1="13.663cm" svg:y1="9.704cm" svg:x2="12.736cm" svg:y2="10.906cm" draw:start-shape="id109" draw:start-glue-point="0" draw:end-shape="id110" draw:end-glue-point="0" svg:d="M13663 9704c0 976-927 376-927 1202" svg:viewBox="0 0 928 1203">
          <text:p/>
        </draw:connector>
        <draw:connector draw:style-name="gr5" draw:text-style-name="P2" draw:layer="layout" draw:type="curve" svg:x1="15.061cm" svg:y1="8.64cm" svg:x2="14.768cm" svg:y2="7.223cm" draw:start-shape="id111" draw:start-glue-point="0" draw:end-shape="id112" draw:end-glue-point="2" svg:d="M15061 8640c0-1182-293-474-293-1417" svg:viewBox="0 0 294 1418">
          <text:p/>
        </draw:connector>
        <draw:connector draw:style-name="gr5" draw:text-style-name="P2" draw:layer="layout" draw:type="curve" svg:x1="13.139cm" svg:y1="8.051cm" svg:x2="12.228cm" svg:y2="5.826cm" draw:start-shape="id113" draw:start-glue-point="0" draw:end-shape="id114" svg:d="M13139 8051c0-1705-911-593-911-2225" svg:viewBox="0 0 912 2226">
          <text:p/>
        </draw:connector>
        <draw:connector draw:style-name="gr5" draw:text-style-name="P2" draw:layer="layout" draw:type="line" svg:x1="17.98cm" svg:y1="18.573cm" svg:x2="17.515cm" svg:y2="19.295cm" draw:start-shape="id94" draw:start-glue-point="3" draw:end-shape="id115" draw:end-glue-point="3" svg:d="M17980 18573l-465 722" svg:viewBox="0 0 466 723">
          <text:p/>
        </draw:connector>
        <draw:connector draw:style-name="gr5" draw:text-style-name="P2" draw:layer="layout" draw:type="line" svg:x1="16.902cm" svg:y1="17.613cm" svg:x2="16.518cm" svg:y2="18.336cm" draw:start-shape="id116" draw:start-glue-point="3" draw:end-shape="id117" draw:end-glue-point="3" svg:d="M16902 17613l-384 723" svg:viewBox="0 0 385 724">
          <text:p/>
        </draw:connector>
        <draw:connector draw:style-name="gr5" draw:text-style-name="P2" xml:id="id194" draw:id="id194" draw:layer="layout" draw:type="line" svg:x1="16.518cm" svg:y1="18.336cm" svg:x2="15.888cm" svg:y2="18.729cm" draw:start-shape="id117" draw:start-glue-point="3" draw:end-shape="id63" draw:end-glue-point="2" svg:d="M16518 18336l-630 393" svg:viewBox="0 0 631 394">
          <text:p/>
        </draw:connector>
        <draw:connector draw:style-name="gr5" draw:text-style-name="P2" xml:id="id63" draw:id="id63" draw:layer="layout" draw:type="line" svg:x1="15.888cm" svg:y1="18.729cm" svg:x2="15.403cm" svg:y2="19.277cm" draw:end-shape="id118" draw:end-glue-point="3" svg:d="M15888 18729l-485 548" svg:viewBox="0 0 486 549">
          <text:p/>
        </draw:connector>
        <draw:connector draw:style-name="gr5" draw:text-style-name="P2" draw:layer="layout" draw:type="line" svg:x1="16.747cm" svg:y1="19.916cm" svg:x2="16.288cm" svg:y2="20.387cm" draw:start-shape="id119" draw:start-glue-point="3" draw:end-shape="id120" draw:end-glue-point="3" svg:d="M16747 19916l-459 471" svg:viewBox="0 0 460 472">
          <text:p/>
        </draw:connector>
        <draw:connector draw:style-name="gr5" draw:text-style-name="P2" xml:id="id196" draw:id="id196" draw:layer="layout" draw:type="line" svg:x1="16.288cm" svg:y1="20.387cm" svg:x2="15.502cm" svg:y2="20.665cm" draw:start-shape="id120" draw:start-glue-point="3" draw:end-shape="id121" draw:end-glue-point="3" svg:d="M16288 20387l-786 278" svg:viewBox="0 0 787 279">
          <text:p/>
        </draw:connector>
        <draw:connector draw:style-name="gr5" draw:text-style-name="P2" draw:layer="layout" draw:type="line" svg:x1="15.502cm" svg:y1="20.665cm" svg:x2="14.868cm" svg:y2="21.05cm" draw:start-shape="id121" draw:start-glue-point="3" draw:end-shape="id122" draw:end-glue-point="3" svg:d="M15502 20665l-634 385" svg:viewBox="0 0 635 386">
          <text:p/>
        </draw:connector>
        <draw:connector draw:style-name="gr5" draw:text-style-name="P2" draw:layer="layout" draw:type="curve" draw:line-skew="2.272cm" svg:x1="18.218cm" svg:y1="18.229cm" svg:x2="20.166cm" svg:y2="9.255cm" draw:start-shape="id123" draw:start-glue-point="0" draw:end-shape="id106" draw:end-glue-point="1" svg:d="M18218 18229c7098 0 6124-8974 1948-8974" svg:viewBox="0 0 5211 8975">
          <text:p/>
        </draw:connector>
        <draw:connector draw:style-name="gr11" draw:text-style-name="P2" draw:layer="layout" draw:type="line" svg:x1="14.794cm" svg:y1="19.609cm" svg:x2="14.143cm" svg:y2="19.833cm" draw:start-shape="id124" draw:start-glue-point="3" draw:end-shape="id125" draw:end-glue-point="3" svg:d="M14794 19609l-651 224" svg:viewBox="0 0 652 225">
          <text:p/>
        </draw:connector>
        <draw:connector draw:style-name="gr11" draw:text-style-name="P2" xml:id="id198" draw:id="id198" draw:layer="layout" draw:type="line" svg:x1="14.143cm" svg:y1="19.833cm" svg:x2="13.623cm" svg:y2="20.052cm" draw:start-shape="id125" draw:start-glue-point="3" draw:end-shape="id126" draw:end-glue-point="3" svg:d="M14143 19833l-520 219" svg:viewBox="0 0 521 220">
          <text:p/>
        </draw:connector>
        <draw:connector draw:style-name="gr11" draw:text-style-name="P2" draw:layer="layout" draw:type="line" svg:x1="13.623cm" svg:y1="20.052cm" svg:x2="13.097cm" svg:y2="20.255cm" draw:start-shape="id126" draw:start-glue-point="3" draw:end-shape="id127" draw:end-glue-point="3" svg:d="M13623 20052l-526 203" svg:viewBox="0 0 527 204">
          <text:p/>
        </draw:connector>
        <draw:connector draw:style-name="gr11" draw:text-style-name="P2" draw:layer="layout" draw:type="line" svg:x1="14.191cm" svg:y1="21.387cm" svg:x2="13.647cm" svg:y2="21.576cm" draw:start-shape="id128" draw:start-glue-point="3" draw:end-shape="id129" draw:end-glue-point="3" svg:d="M14191 21387l-544 189" svg:viewBox="0 0 545 190">
          <text:p/>
        </draw:connector>
        <draw:connector draw:style-name="gr11" draw:text-style-name="P2" xml:id="id199" draw:id="id199" draw:layer="layout" draw:type="line" svg:x1="12.817cm" svg:y1="21.611cm" svg:x2="13.647cm" svg:y2="21.576cm" draw:start-shape="id130" draw:start-glue-point="3" draw:end-shape="id129" draw:end-glue-point="3" svg:d="M12817 21611l830-35" svg:viewBox="0 0 831 36">
          <text:p/>
        </draw:connector>
        <draw:connector draw:style-name="gr11" draw:text-style-name="P2" draw:layer="layout" draw:type="line" svg:x1="12.133cm" svg:y1="21.758cm" svg:x2="12.817cm" svg:y2="21.611cm" draw:start-shape="id131" draw:start-glue-point="3" draw:end-shape="id130" draw:end-glue-point="3" svg:d="M12133 21758l684-147" svg:viewBox="0 0 685 148">
          <text:p/>
        </draw:connector>
        <draw:connector draw:style-name="gr11" draw:text-style-name="P2" draw:layer="layout" draw:type="line" svg:x1="12.14cm" svg:y1="20.34cm" svg:x2="12.712cm" svg:y2="20.284cm" draw:start-shape="id132" draw:start-glue-point="3" draw:end-shape="id133" draw:end-glue-point="3" svg:d="M12140 20340l572-56" svg:viewBox="0 0 573 57">
          <text:p/>
        </draw:connector>
        <draw:connector draw:style-name="gr11" draw:text-style-name="P2" draw:layer="layout" draw:type="line" svg:x1="11.467cm" svg:y1="20.255cm" svg:x2="12.14cm" svg:y2="20.34cm" draw:start-shape="id134" draw:start-glue-point="3" draw:end-shape="id132" draw:end-glue-point="3" svg:d="M11467 20255l673 85" svg:viewBox="0 0 674 86">
          <text:p/>
        </draw:connector>
        <draw:connector draw:style-name="gr11" draw:text-style-name="P2" draw:layer="layout" draw:type="line" svg:x1="11.335cm" svg:y1="21.633cm" svg:x2="10.63cm" svg:y2="21.593cm" draw:start-shape="id135" draw:start-glue-point="3" draw:end-shape="id136" draw:end-glue-point="3" svg:d="M11335 21633l-705-40" svg:viewBox="0 0 706 41">
          <text:p/>
        </draw:connector>
        <draw:connector draw:style-name="gr11" draw:text-style-name="P2" draw:layer="layout" draw:type="line" svg:x1="10.864cm" svg:y1="20.213cm" svg:x2="11.467cm" svg:y2="20.255cm" draw:start-shape="id137" draw:start-glue-point="3" draw:end-shape="id134" draw:end-glue-point="3" svg:d="M10864 20213l603 42" svg:viewBox="0 0 604 43">
          <text:p/>
        </draw:connector>
        <draw:connector draw:style-name="gr11" draw:text-style-name="P2" xml:id="id221" draw:id="id221" draw:layer="layout" draw:type="line" svg:x1="9.933cm" svg:y1="21.404cm" svg:x2="10.63cm" svg:y2="21.593cm" draw:start-shape="id138" draw:start-glue-point="3" draw:end-shape="id136" draw:end-glue-point="3" svg:d="M9933 21404l697 189" svg:viewBox="0 0 698 190">
          <text:p/>
        </draw:connector>
        <draw:connector draw:style-name="gr11" draw:text-style-name="P2" draw:layer="layout" draw:type="line" svg:x1="9.038cm" svg:y1="21.037cm" svg:x2="9.933cm" svg:y2="21.404cm" draw:start-shape="id139" draw:start-glue-point="3" draw:end-shape="id138" draw:end-glue-point="3" svg:d="M9038 21037l895 367" svg:viewBox="0 0 896 368">
          <text:p/>
        </draw:connector>
        <draw:connector draw:style-name="gr11" draw:text-style-name="P2" draw:layer="layout" draw:type="line" svg:x1="9.813cm" svg:y1="19.823cm" svg:x2="10.346cm" svg:y2="20.014cm" draw:start-shape="id140" draw:start-glue-point="3" draw:end-shape="id141" draw:end-glue-point="3" svg:d="M9813 19823l533 191" svg:viewBox="0 0 534 192">
          <text:p/>
        </draw:connector>
        <draw:connector draw:style-name="gr11" draw:text-style-name="P2" xml:id="id200" draw:id="id200" draw:layer="layout" draw:type="line" svg:x1="9.415cm" svg:y1="19.59cm" svg:x2="9.813cm" svg:y2="19.823cm" draw:start-shape="id142" draw:start-glue-point="3" draw:end-shape="id140" draw:end-glue-point="3" svg:d="M9415 19590l398 233" svg:viewBox="0 0 399 234">
          <text:p/>
        </draw:connector>
        <draw:connector draw:style-name="gr11" draw:text-style-name="P2" draw:layer="layout" draw:type="line" svg:x1="8.83cm" svg:y1="19.255cm" svg:x2="9.415cm" svg:y2="19.59cm" draw:start-shape="id143" draw:start-glue-point="3" draw:end-shape="id142" draw:end-glue-point="3" svg:d="M8830 19255l585 335" svg:viewBox="0 0 586 336">
          <text:p/>
        </draw:connector>
        <draw:connector draw:style-name="gr11" draw:text-style-name="P2" draw:layer="layout" draw:type="line" svg:x1="8.35cm" svg:y1="20.76cm" svg:x2="7.771cm" svg:y2="20.241cm" draw:start-shape="id144" draw:start-glue-point="3" draw:end-shape="id145" draw:end-glue-point="3" svg:d="M8350 20760l-579-519" svg:viewBox="0 0 580 520">
          <text:p/>
        </draw:connector>
        <draw:connector draw:style-name="gr11" draw:text-style-name="P2" xml:id="id201" draw:id="id201" draw:layer="layout" draw:type="line" svg:x1="7.217cm" svg:y1="19.87cm" svg:x2="7.771cm" svg:y2="20.241cm" draw:start-shape="id146" draw:start-glue-point="3" draw:end-shape="id145" draw:end-glue-point="3" svg:d="M7217 19870l554 371" svg:viewBox="0 0 555 372">
          <text:p/>
        </draw:connector>
        <draw:connector draw:style-name="gr11" draw:text-style-name="P2" draw:layer="layout" draw:type="line" svg:x1="6.717cm" svg:y1="19.299cm" svg:x2="7.217cm" svg:y2="19.87cm" draw:start-shape="id147" draw:start-glue-point="3" draw:end-shape="id146" draw:end-glue-point="3" svg:d="M6717 19299l500 571" svg:viewBox="0 0 501 572">
          <text:p/>
        </draw:connector>
        <draw:connector draw:style-name="gr11" draw:text-style-name="P2" draw:layer="layout" draw:type="line" svg:x1="7.888cm" svg:y1="18.35cm" svg:x2="8.367cm" svg:y2="18.772cm" draw:start-shape="id148" draw:start-glue-point="3" draw:end-shape="id149" draw:end-glue-point="3" svg:d="M7888 18350l479 422" svg:viewBox="0 0 480 423">
          <text:p/>
        </draw:connector>
        <draw:connector draw:style-name="gr11" draw:text-style-name="P2" xml:id="id203" draw:id="id203" draw:layer="layout" draw:type="line" svg:x1="7.552cm" svg:y1="17.783cm" svg:x2="7.888cm" svg:y2="18.35cm" draw:start-shape="id150" draw:start-glue-point="3" draw:end-shape="id148" draw:end-glue-point="3" svg:d="M7552 17783l336 567" svg:viewBox="0 0 337 568">
          <text:p/>
        </draw:connector>
        <draw:connector draw:style-name="gr11" draw:text-style-name="P2" draw:layer="layout" draw:type="line" svg:x1="7.158cm" svg:y1="17.312cm" svg:x2="7.552cm" svg:y2="17.783cm" draw:start-shape="id151" draw:start-glue-point="3" draw:end-shape="id150" draw:end-glue-point="3" svg:d="M7158 17312l394 471" svg:viewBox="0 0 395 472">
          <text:p/>
        </draw:connector>
        <draw:connector draw:style-name="gr11" draw:text-style-name="P2" draw:layer="layout" draw:type="line" svg:x1="5.784cm" svg:y1="18.177cm" svg:x2="6.219cm" svg:y2="18.714cm" draw:start-shape="id152" draw:start-glue-point="3" draw:end-shape="id153" draw:end-glue-point="3" svg:d="M5784 18177l435 537" svg:viewBox="0 0 436 538">
          <text:p/>
        </draw:connector>
        <draw:connector draw:style-name="gr11" draw:text-style-name="P2" xml:id="id205" draw:id="id205" draw:layer="layout" draw:type="line" svg:x1="5.48cm" svg:y1="17.443cm" svg:x2="5.784cm" svg:y2="18.177cm" draw:start-shape="id154" draw:start-glue-point="3" draw:end-shape="id152" draw:end-glue-point="3" svg:d="M5480 17443l304 734" svg:viewBox="0 0 305 735">
          <text:p/>
        </draw:connector>
        <draw:connector draw:style-name="gr11" draw:text-style-name="P2" draw:layer="layout" draw:type="line" svg:x1="5.175cm" svg:y1="16.511cm" svg:x2="5.48cm" svg:y2="17.443cm" draw:start-shape="id155" draw:start-glue-point="3" draw:end-shape="id154" draw:end-glue-point="3" svg:d="M5175 16511l305 932" svg:viewBox="0 0 306 933">
          <text:p/>
        </draw:connector>
        <draw:connector draw:style-name="gr11" draw:text-style-name="P2" draw:layer="layout" draw:type="line" svg:x1="6.795cm" svg:y1="16.026cm" svg:x2="6.961cm" svg:y2="16.644cm" draw:start-shape="id156" draw:start-glue-point="3" draw:end-shape="id157" draw:end-glue-point="3" svg:d="M6795 16026l166 618" svg:viewBox="0 0 167 619">
          <text:p/>
        </draw:connector>
        <draw:connector draw:style-name="gr11" draw:text-style-name="P2" xml:id="id207" draw:id="id207" draw:layer="layout" draw:type="line" svg:x1="6.62cm" svg:y1="15.612cm" svg:x2="6.795cm" svg:y2="16.026cm" draw:start-shape="id158" draw:start-glue-point="3" draw:end-shape="id156" draw:end-glue-point="3" svg:d="M6620 15612l175 414" svg:viewBox="0 0 176 415">
          <text:p/>
        </draw:connector>
        <draw:connector draw:style-name="gr11" draw:text-style-name="P2" draw:layer="layout" draw:type="line" svg:x1="6.567cm" svg:y1="15.15cm" svg:x2="6.62cm" svg:y2="15.612cm" draw:start-shape="id159" draw:start-glue-point="3" draw:end-shape="id158" draw:end-glue-point="3" svg:d="M6567 15150l53 462" svg:viewBox="0 0 54 463">
          <text:p/>
        </draw:connector>
        <draw:connector draw:style-name="gr11" draw:text-style-name="P2" draw:layer="layout" draw:type="line" svg:x1="5.054cm" svg:y1="15.188cm" svg:x2="5.058cm" svg:y2="15.741cm" draw:start-shape="id160" draw:start-glue-point="3" draw:end-shape="id161" draw:end-glue-point="3" svg:d="M5054 15188l4 553" svg:viewBox="0 0 5 554">
          <text:p/>
        </draw:connector>
        <draw:connector draw:style-name="gr11" draw:text-style-name="P2" xml:id="id209" draw:id="id209" draw:layer="layout" draw:type="line" svg:x1="5.099cm" svg:y1="14.518cm" svg:x2="5.054cm" svg:y2="15.188cm" draw:start-shape="id162" draw:start-glue-point="3" draw:end-shape="id160" draw:end-glue-point="3" svg:d="M5099 14518l-45 670" svg:viewBox="0 0 46 671">
          <text:p/>
        </draw:connector>
        <draw:connector draw:style-name="gr11" draw:text-style-name="P2" draw:layer="layout" draw:type="line" svg:x1="5.108cm" svg:y1="13.973cm" svg:x2="5.099cm" svg:y2="14.518cm" draw:start-shape="id163" draw:start-glue-point="3" draw:end-shape="id162" draw:end-glue-point="3" svg:d="M5108 13973l-9 545" svg:viewBox="0 0 10 546">
          <text:p/>
        </draw:connector>
        <draw:connector draw:style-name="gr11" draw:text-style-name="P2" draw:layer="layout" draw:type="line" svg:x1="6.625cm" svg:y1="14.145cm" svg:x2="6.604cm" svg:y2="14.655cm" draw:start-shape="id164" draw:start-glue-point="3" draw:end-shape="id165" draw:end-glue-point="3" svg:d="M6625 14145l-21 510" svg:viewBox="0 0 22 511">
          <text:p/>
        </draw:connector>
        <draw:connector draw:style-name="gr11" draw:text-style-name="P2" xml:id="id211" draw:id="id211" draw:layer="layout" draw:type="line" svg:x1="6.737cm" svg:y1="13.584cm" svg:x2="6.625cm" svg:y2="14.145cm" draw:start-shape="id166" draw:start-glue-point="3" draw:end-shape="id164" draw:end-glue-point="3" svg:d="M6737 13584l-112 561" svg:viewBox="0 0 113 562">
          <text:p/>
        </draw:connector>
        <draw:connector draw:style-name="gr11" draw:text-style-name="P2" draw:layer="layout" draw:type="line" svg:x1="6.839cm" svg:y1="12.954cm" svg:x2="6.737cm" svg:y2="13.584cm" draw:start-shape="id167" draw:start-glue-point="3" draw:end-shape="id166" draw:end-glue-point="3" svg:d="M6839 12954l-102 630" svg:viewBox="0 0 103 631">
          <text:p/>
        </draw:connector>
        <draw:connector draw:style-name="gr11" draw:text-style-name="P2" draw:layer="layout" draw:type="line" svg:x1="5.354cm" svg:y1="12.661cm" svg:x2="5.213cm" svg:y2="13.295cm" draw:start-shape="id168" draw:start-glue-point="3" draw:end-shape="id169" draw:end-glue-point="3" svg:d="M5354 12661l-141 634" svg:viewBox="0 0 142 635">
          <text:p/>
        </draw:connector>
        <draw:connector draw:style-name="gr11" draw:text-style-name="P2" xml:id="id213" draw:id="id213" draw:layer="layout" draw:type="line" svg:x1="5.645cm" svg:y1="11.983cm" svg:x2="5.354cm" svg:y2="12.661cm" draw:start-shape="id170" draw:start-glue-point="3" draw:end-shape="id168" draw:end-glue-point="3" svg:d="M5645 11983l-291 678" svg:viewBox="0 0 292 679">
          <text:p/>
        </draw:connector>
        <draw:connector draw:style-name="gr11" draw:text-style-name="P2" draw:layer="layout" draw:type="line" svg:x1="6.087cm" svg:y1="11.142cm" svg:x2="5.645cm" svg:y2="11.983cm" draw:start-shape="id171" draw:start-glue-point="3" draw:end-shape="id170" draw:end-glue-point="3" svg:d="M6087 11142l-442 841" svg:viewBox="0 0 443 842">
          <text:p/>
        </draw:connector>
        <draw:connector draw:style-name="gr11" draw:text-style-name="P2" draw:layer="layout" draw:type="line" svg:x1="7.299cm" svg:y1="11.938cm" svg:x2="7.05cm" svg:y2="12.492cm" draw:start-shape="id172" draw:start-glue-point="3" draw:end-shape="id173" draw:end-glue-point="3" svg:d="M7299 11938l-249 554" svg:viewBox="0 0 250 555">
          <text:p/>
        </draw:connector>
        <draw:connector draw:style-name="gr12" draw:text-style-name="P2" xml:id="id174" draw:id="id174" draw:layer="layout" draw:type="line" svg:x1="7.239cm" svg:y1="11.191cm" svg:x2="7.623cm" svg:y2="11.484cm" draw:start-shape="id53" draw:start-glue-point="9" svg:d="M7239 11191l384 293" svg:viewBox="0 0 385 294">
          <text:p/>
        </draw:connector>
        <draw:connector draw:style-name="gr11" draw:text-style-name="P2" xml:id="id215" draw:id="id215" draw:layer="layout" draw:type="line" svg:x1="7.623cm" svg:y1="11.484cm" svg:x2="7.299cm" svg:y2="11.938cm" draw:start-shape="id174" draw:start-glue-point="3" draw:end-shape="id172" draw:end-glue-point="3" svg:d="M7623 11484l-324 454" svg:viewBox="0 0 325 455">
          <text:p/>
        </draw:connector>
        <draw:connector draw:style-name="gr11" draw:text-style-name="P2" draw:layer="layout" draw:type="line" svg:x1="8.023cm" svg:y1="11.031cm" svg:x2="7.623cm" svg:y2="11.484cm" draw:start-shape="id175" draw:start-glue-point="3" draw:end-shape="id174" draw:end-glue-point="3" svg:d="M8023 11031l-400 453" svg:viewBox="0 0 401 454">
          <text:p/>
        </draw:connector>
        <draw:connector draw:style-name="gr11" draw:text-style-name="P2" draw:layer="layout" draw:type="line" svg:x1="7.033cm" svg:y1="9.993cm" svg:x2="6.621cm" svg:y2="10.482cm" draw:start-shape="id176" draw:start-glue-point="3" draw:end-shape="id177" draw:end-glue-point="3" svg:d="M7033 9993l-412 489" svg:viewBox="0 0 413 490">
          <text:p/>
        </draw:connector>
        <draw:connector draw:style-name="gr11" draw:text-style-name="P2" xml:id="id216" draw:id="id216" draw:layer="layout" draw:type="line" svg:x1="7.493cm" svg:y1="9.516cm" svg:x2="7.033cm" svg:y2="9.993cm" draw:start-shape="id178" draw:start-glue-point="3" draw:end-shape="id176" draw:end-glue-point="3" svg:d="M7493 9516l-460 477" svg:viewBox="0 0 461 478">
          <text:p/>
        </draw:connector>
        <draw:connector draw:style-name="gr11" draw:text-style-name="P2" draw:layer="layout" draw:type="line" svg:x1="8.013cm" svg:y1="9.175cm" svg:x2="7.493cm" svg:y2="9.516cm" draw:start-shape="id179" draw:start-glue-point="3" draw:end-shape="id178" draw:end-glue-point="3" svg:d="M8013 9175l-520 341" svg:viewBox="0 0 521 342">
          <text:p/>
        </draw:connector>
        <draw:connector draw:style-name="gr11" draw:text-style-name="P2" draw:layer="layout" draw:type="line" svg:x1="8.888cm" svg:y1="10.263cm" svg:x2="8.342cm" svg:y2="10.587cm" draw:start-shape="id180" draw:start-glue-point="3" draw:end-shape="id181" draw:end-glue-point="3" svg:d="M8888 10263l-546 324" svg:viewBox="0 0 547 325">
          <text:p/>
        </draw:connector>
        <draw:connector draw:style-name="gr11" draw:text-style-name="P2" xml:id="id217" draw:id="id217" draw:layer="layout" draw:type="line" svg:x1="9.352cm" svg:y1="10.005cm" svg:x2="8.888cm" svg:y2="10.263cm" draw:start-shape="id182" draw:start-glue-point="3" draw:end-shape="id180" draw:end-glue-point="3" svg:d="M9352 10005l-464 258" svg:viewBox="0 0 465 259">
          <text:p/>
        </draw:connector>
        <draw:connector draw:style-name="gr11" draw:text-style-name="P2" draw:layer="layout" draw:type="line" svg:x1="9.916cm" svg:y1="9.832cm" svg:x2="9.352cm" svg:y2="10.005cm" draw:start-shape="id183" draw:start-glue-point="3" draw:end-shape="id182" draw:end-glue-point="3" svg:d="M9916 9832l-564 173" svg:viewBox="0 0 565 174">
          <text:p/>
        </draw:connector>
        <draw:connector draw:style-name="gr11" draw:text-style-name="P2" draw:layer="layout" draw:type="line" svg:x1="9.222cm" svg:y1="8.641cm" svg:x2="8.558cm" svg:y2="8.863cm" draw:start-shape="id184" draw:start-glue-point="3" draw:end-shape="id185" draw:end-glue-point="3" svg:d="M9222 8641l-664 222" svg:viewBox="0 0 665 223">
          <text:p/>
        </draw:connector>
        <draw:connector draw:style-name="gr11" draw:text-style-name="P2" xml:id="id218" draw:id="id218" draw:layer="layout" draw:type="line" svg:x1="9.981cm" svg:y1="8.365cm" svg:x2="9.222cm" svg:y2="8.641cm" draw:start-shape="id186" draw:start-glue-point="3" draw:end-shape="id184" draw:end-glue-point="3" svg:d="M9981 8365l-759 276" svg:viewBox="0 0 760 277">
          <text:p/>
        </draw:connector>
        <draw:connector draw:style-name="gr11" draw:text-style-name="P2" draw:layer="layout" draw:type="line" svg:x1="10.496cm" svg:y1="8.276cm" svg:x2="9.981cm" svg:y2="8.365cm" draw:start-shape="id187" draw:start-glue-point="3" draw:end-shape="id186" draw:end-glue-point="3" svg:d="M10496 8276l-515 89" svg:viewBox="0 0 516 90">
          <text:p/>
        </draw:connector>
        <draw:connector draw:style-name="gr11" draw:text-style-name="P2" draw:layer="layout" draw:type="line" svg:x1="10.884cm" svg:y1="9.511cm" svg:x2="10.358cm" svg:y2="9.64cm" draw:start-shape="id188" draw:start-glue-point="3" draw:end-shape="id189" draw:end-glue-point="3" svg:d="M10884 9511l-526 129" svg:viewBox="0 0 527 130">
          <text:p/>
        </draw:connector>
        <draw:connector draw:style-name="gr11" draw:text-style-name="P2" xml:id="id219" draw:id="id219" draw:layer="layout" draw:type="line" svg:x1="11.493cm" svg:y1="9.424cm" svg:x2="10.884cm" svg:y2="9.511cm" draw:start-shape="id190" draw:start-glue-point="3" draw:end-shape="id188" draw:end-glue-point="3" svg:d="M11493 9424l-609 87" svg:viewBox="0 0 610 88">
          <text:p/>
        </draw:connector>
        <draw:connector draw:style-name="gr11" draw:text-style-name="P2" draw:layer="layout" draw:type="line" svg:x1="12.035cm" svg:y1="9.4cm" svg:x2="11.493cm" svg:y2="9.424cm" draw:start-shape="id191" draw:start-glue-point="3" draw:end-shape="id190" draw:end-glue-point="3" svg:d="M12035 9400l-542 24" svg:viewBox="0 0 543 25">
          <text:p/>
        </draw:connector>
        <draw:connector draw:style-name="gr11" draw:text-style-name="P2" draw:layer="layout" draw:type="line" svg:x1="12.047cm" svg:y1="7.975cm" svg:x2="11.28cm" svg:y2="8.072cm" draw:start-shape="id192" draw:start-glue-point="3" draw:end-shape="id193" draw:end-glue-point="3" svg:d="M12047 7975l-767 97" svg:viewBox="0 0 768 98">
          <text:p/>
        </draw:connector>
        <draw:custom-shape draw:style-name="gr10" draw:text-style-name="P2" xml:id="id212" draw:id="id212" draw:layer="layout" svg:width="0.889cm" svg:height="0.762cm" svg:x="10.514cm" svg:y="13.7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16.203cm" svg:y1="18.532cm" svg:x2="14.74cm" svg:y2="17.108cm" draw:start-shape="id194" draw:start-glue-point="0" draw:end-shape="id195" draw:end-glue-point="0" svg:d="M16203 18532c0-950-487-1424-1463-1424" svg:viewBox="0 0 1464 1425">
          <text:p/>
        </draw:connector>
        <draw:connector draw:style-name="gr11" draw:text-style-name="P2" draw:layer="layout" draw:type="curve" draw:line-skew="8.927cm" svg:x1="12.673cm" svg:y1="5.445cm" svg:x2="15.895cm" svg:y2="20.526cm" draw:start-shape="id114" draw:start-glue-point="1" draw:end-shape="id196" draw:end-glue-point="0" svg:d="M12673 5445c15511 0 13900 15081 3222 15081" svg:viewBox="0 0 11442 15082">
          <text:p/>
        </draw:connector>
        <draw:connector draw:style-name="gr11" draw:text-style-name="P2" draw:layer="layout" draw:type="curve" draw:line-skew="1.643cm" svg:x1="11.53cm" svg:y1="23.352cm" svg:x2="13.883cm" svg:y2="19.942cm" draw:start-shape="id197" draw:start-glue-point="1" draw:end-shape="id198" draw:end-glue-point="0" svg:d="M11530 23352c4033 0 2857-3410 2353-3410" svg:viewBox="0 0 2909 3411">
          <text:p/>
        </draw:connector>
        <draw:connector draw:style-name="gr11" draw:text-style-name="P2" draw:layer="layout" draw:type="curve" draw:line-skew="1.134cm" svg:x1="13.232cm" svg:y1="21.593cm" svg:x2="21.055cm" svg:y2="12.811cm" draw:start-shape="id199" draw:start-glue-point="0" draw:end-shape="id102" draw:end-glue-point="1" svg:d="M13232 21593c14203 0 10292-8782 7823-8782" svg:viewBox="0 0 10255 8783">
          <text:p/>
        </draw:connector>
        <draw:connector draw:style-name="gr11" draw:text-style-name="P2" draw:layer="layout" draw:type="curve" draw:line-skew="1.167cm" svg:x1="11.467cm" svg:y1="20.255cm" svg:x2="12.736cm" svg:y2="11.668cm" draw:start-shape="id134" draw:start-glue-point="3" draw:end-shape="id110" draw:end-glue-point="2" svg:d="M11467 20255c0-4689 1269-396 1269-8587" svg:viewBox="0 0 1270 8588">
          <text:p/>
        </draw:connector>
        <draw:connector draw:style-name="gr11" draw:text-style-name="P1" draw:layer="layout" draw:type="curve" draw:line-skew="-0.396cm" svg:x1="14.451cm" svg:y1="13.319cm" svg:x2="9.614cm" svg:y2="19.706cm" draw:start-shape="id104" draw:start-glue-point="3" draw:end-shape="id200" draw:end-glue-point="0" svg:d="M14451 13319c-4072 0-1654 6387-4837 6387" svg:viewBox="0 0 4838 6388">
          <text:p/>
        </draw:connector>
        <draw:custom-shape draw:style-name="gr10" draw:text-style-name="P2" xml:id="id202" draw:id="id202" draw:layer="layout" svg:width="0.889cm" svg:height="0.762cm" svg:x="6.577cm" svg:y="21.701cm">
          <text:p text:style-name="P1"><text:span text:style-name="T1">P8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7.494cm" svg:y1="20.055cm" svg:x2="7.021cm" svg:y2="21.701cm" draw:start-shape="id201" draw:start-glue-point="0" draw:end-shape="id202" draw:end-glue-point="0" svg:d="M7494 20055c0 1374-473 551-473 1646" svg:viewBox="0 0 474 1647">
          <text:p/>
        </draw:connector>
        <draw:custom-shape draw:style-name="gr10" draw:text-style-name="P2" xml:id="id204" draw:id="id204" draw:layer="layout" svg:width="0.889cm" svg:height="0.762cm" svg:x="10.514cm" svg:y="15.732cm">
          <text:p text:style-name="P1"><text:span text:style-name="T1">P5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7.72cm" svg:y1="18.066cm" svg:x2="10.514cm" svg:y2="16.113cm" draw:start-shape="id203" draw:start-glue-point="0" draw:end-shape="id204" draw:end-glue-point="3" svg:d="M7720 18066c2221 0 825-1953 2794-1953" svg:viewBox="0 0 2795 1954">
          <text:p/>
        </draw:connector>
        <draw:custom-shape draw:style-name="gr10" draw:text-style-name="P2" xml:id="id206" draw:id="id206" draw:layer="layout" svg:width="0.889cm" svg:height="0.762cm" svg:x="3.91cm" svg:y="18.907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632cm" svg:y1="17.81cm" svg:x2="4.799cm" svg:y2="19.288cm" draw:start-shape="id205" draw:start-glue-point="0" draw:end-shape="id206" draw:end-glue-point="1" svg:d="M5632 17810c0 986-277 1478-833 1478" svg:viewBox="0 0 834 1479">
          <text:p/>
        </draw:connector>
        <draw:custom-shape draw:style-name="gr10" draw:text-style-name="P2" xml:id="id208" draw:id="id208" draw:layer="layout" svg:width="0.889cm" svg:height="0.762cm" svg:x="9.244cm" svg:y="15.097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6.707cm" svg:y1="15.819cm" svg:x2="9.244cm" svg:y2="15.478cm" draw:start-shape="id207" draw:start-glue-point="0" draw:end-shape="id208" svg:d="M6707 15819c1968 0 700-341 2537-341" svg:viewBox="0 0 2538 342">
          <text:p/>
        </draw:connector>
        <draw:custom-shape draw:style-name="gr10" draw:text-style-name="P2" xml:id="id210" draw:id="id210" draw:layer="layout" svg:width="0.889cm" svg:height="0.762cm" svg:x="2.894cm" svg:y="15.224cm">
          <text:p text:style-name="P1"><text:span text:style-name="T1">P6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076cm" svg:y1="14.853cm" svg:x2="3.783cm" svg:y2="15.605cm" draw:start-shape="id209" draw:start-glue-point="0" draw:end-shape="id210" draw:end-glue-point="1" svg:d="M5076 14853c-987 0-341 752-1293 752" svg:viewBox="0 0 1294 753">
          <text:p/>
        </draw:connector>
        <draw:connector draw:style-name="gr11" draw:text-style-name="P1" draw:layer="layout" draw:type="curve" draw:line-skew="-1.241cm" svg:x1="6.681cm" svg:y1="13.864cm" svg:x2="10.514cm" svg:y2="14.081cm" draw:start-shape="id211" draw:start-glue-point="0" draw:end-shape="id212" draw:end-glue-point="3" svg:d="M6681 13864c1054 0-862 217 3833 217" svg:viewBox="0 0 3834 218">
          <text:p/>
        </draw:connector>
        <draw:custom-shape draw:style-name="gr10" draw:text-style-name="P2" xml:id="id214" draw:id="id214" draw:layer="layout" svg:width="0.889cm" svg:height="0.762cm" svg:x="3.021cm" svg:y="11.795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499cm" svg:y1="12.322cm" svg:x2="3.91cm" svg:y2="12.176cm" draw:start-shape="id213" draw:start-glue-point="0" draw:end-shape="id214" draw:end-glue-point="1" svg:d="M5499 12322c-1300 0-506-146-1589-146" svg:viewBox="0 0 1590 147">
          <text:p/>
        </draw:connector>
        <draw:connector draw:style-name="gr11" draw:text-style-name="P1" draw:layer="layout" draw:type="curve" svg:x1="7.461cm" svg:y1="11.711cm" svg:x2="10.958cm" svg:y2="15.732cm" draw:start-shape="id215" draw:start-glue-point="0" draw:end-shape="id204" draw:end-glue-point="0" svg:d="M7461 11711c0 3186 3497 1176 3497 4021" svg:viewBox="0 0 3498 4022">
          <text:p/>
        </draw:connector>
        <draw:connector draw:style-name="gr11" draw:text-style-name="P1" draw:layer="layout" draw:type="curve" draw:line-skew="-2.845cm" svg:x1="7.263cm" svg:y1="9.754cm" svg:x2="11.784cm" svg:y2="5.445cm" draw:start-shape="id216" draw:start-glue-point="0" draw:end-shape="id114" draw:end-glue-point="3" svg:d="M7263 9754c-705 0-2965-4309 4521-4309" svg:viewBox="0 0 5396 4310">
          <text:p/>
        </draw:connector>
        <draw:connector draw:style-name="gr11" draw:text-style-name="P1" draw:layer="layout" draw:type="curve" draw:line-skew="-2.212cm" svg:x1="9.12cm" svg:y1="10.134cm" svg:x2="14.451cm" svg:y2="13.319cm" draw:start-shape="id217" draw:start-glue-point="0" draw:end-shape="id104" draw:end-glue-point="3" svg:d="M9120 10134c853 0-1812 3185 5331 3185" svg:viewBox="0 0 5332 3186">
          <text:p/>
        </draw:connector>
        <draw:connector draw:style-name="gr11" draw:text-style-name="P1" draw:layer="layout" draw:type="curve" draw:line-skew="-1.397cm" svg:x1="9.601cm" svg:y1="8.503cm" svg:x2="3.91cm" svg:y2="19.288cm" draw:start-shape="id218" draw:start-glue-point="0" draw:end-shape="id206" draw:end-glue-point="3" svg:d="M9601 8503c-11403 0-8557 10785-5691 10785" svg:viewBox="0 0 8252 10786">
          <text:p/>
        </draw:connector>
        <draw:connector draw:style-name="gr11" draw:text-style-name="P1" draw:layer="layout" draw:type="curve" draw:line-skew="-0.918cm" svg:x1="14.324cm" svg:y1="14.589cm" svg:x2="11.188cm" svg:y2="9.467cm" draw:start-shape="id100" draw:start-glue-point="3" draw:end-shape="id219" draw:end-glue-point="0" svg:d="M14324 14589c-3501 0-1933-5122-3136-5122" svg:viewBox="0 0 3137 5123">
          <text:p/>
        </draw:connector>
        <draw:connector draw:style-name="gr11" draw:text-style-name="P1" draw:layer="layout" draw:type="curve" draw:line-skew="1.381cm" svg:x1="11.28cm" svg:y1="8.072cm" svg:x2="11.174cm" svg:y2="11.016cm" draw:start-shape="id193" draw:start-glue-point="3" draw:end-shape="id220" draw:end-glue-point="0" svg:d="M11280 8072c-327 0-274 2944-106 2944" svg:viewBox="0 0 240 2945">
          <text:p/>
        </draw:connector>
        <draw:custom-shape draw:style-name="gr10" draw:text-style-name="P2" xml:id="id197" draw:id="id197" draw:layer="layout" svg:width="0.889cm" svg:height="0.762cm" svg:x="10.641cm" svg:y="22.971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0.281cm" svg:y1="21.498cm" svg:x2="11.085cm" svg:y2="22.971cm" draw:start-shape="id221" draw:start-glue-point="0" draw:end-shape="id197" draw:end-glue-point="0" svg:d="M10281 21498c0 1176 804 440 804 1473" svg:viewBox="0 0 805 1474">
          <text:p/>
        </draw:connector>
        <draw:connector draw:style-name="gr13" draw:text-style-name="P1" xml:id="id234" draw:id="id234" draw:layer="layout" draw:type="line" svg:x1="14.758cm" svg:y1="10.726cm" svg:x2="15.017cm" svg:y2="10.517cm" draw:start-shape="id222" draw:start-glue-point="11" svg:d="M14758 10726l259-209" svg:viewBox="0 0 260 210">
          <text:p/>
        </draw:connector>
        <draw:connector draw:style-name="gr13" draw:text-style-name="P1" xml:id="id237" draw:id="id237" draw:layer="layout" draw:type="line" svg:x1="15.922cm" svg:y1="12.737cm" svg:x2="15.57cm" svg:y2="12.959cm" draw:start-shape="id223" draw:start-glue-point="7" svg:d="M15922 12737l-352 222" svg:viewBox="0 0 353 223">
          <text:p/>
        </draw:connector>
        <draw:connector draw:style-name="gr13" draw:text-style-name="P1" xml:id="id238" draw:id="id238" draw:layer="layout" draw:type="line" svg:x1="16.864cm" svg:y1="14.716cm" svg:x2="17.326cm" svg:y2="14.751cm" draw:start-shape="id224" draw:start-glue-point="10" svg:d="M16864 14716l462 35" svg:viewBox="0 0 463 36">
          <text:p/>
        </draw:connector>
        <draw:connector draw:style-name="gr13" draw:text-style-name="P1" xml:id="id240" draw:id="id240" draw:layer="layout" draw:type="line" svg:x1="15.922cm" svg:y1="16.568cm" svg:x2="15.546cm" svg:y2="16.29cm" draw:start-shape="id225" draw:start-glue-point="5" svg:d="M15922 16568l-376-278" svg:viewBox="0 0 377 279">
          <text:p/>
        </draw:connector>
        <draw:connector draw:style-name="gr13" draw:text-style-name="P1" xml:id="id243" draw:id="id243" draw:layer="layout" draw:type="line" svg:x1="14.504cm" svg:y1="18.706cm" svg:x2="14.752cm" svg:y2="19.153cm" draw:start-shape="id226" draw:start-glue-point="9" svg:d="M14504 18706l248 447" svg:viewBox="0 0 249 448">
          <text:p/>
        </draw:connector>
        <draw:connector draw:style-name="gr13" draw:text-style-name="P1" xml:id="id245" draw:id="id245" draw:layer="layout" draw:type="line" svg:x1="12.038cm" svg:y1="18.907cm" svg:x2="12.07cm" svg:y2="18.335cm" draw:start-shape="id227" draw:start-glue-point="4" svg:d="M12038 18907l32-572" svg:viewBox="0 0 33 573">
          <text:p/>
        </draw:connector>
        <draw:connector draw:style-name="gr13" draw:text-style-name="P1" xml:id="id246" draw:id="id246" draw:layer="layout" draw:type="line" svg:x1="9.572cm" svg:y1="18.706cm" svg:x2="9.22cm" svg:y2="19.032cm" draw:start-shape="id228" draw:start-glue-point="7" svg:d="M9572 18706l-352 326" svg:viewBox="0 0 353 327">
          <text:p/>
        </draw:connector>
        <draw:connector draw:style-name="gr13" draw:text-style-name="P1" xml:id="id248" draw:id="id248" draw:layer="layout" draw:type="line" svg:x1="8.281cm" svg:y1="16.568cm" svg:x2="8.691cm" svg:y2="16.29cm" draw:start-shape="id229" draw:start-glue-point="11" svg:d="M8281 16568l410-278" svg:viewBox="0 0 411 279">
          <text:p/>
        </draw:connector>
        <draw:connector draw:style-name="gr13" draw:text-style-name="P1" xml:id="id251" draw:id="id251" draw:layer="layout" draw:type="line" svg:x1="7.339cm" svg:y1="14.589cm" svg:x2="6.899cm" svg:y2="14.595cm" draw:start-shape="id230" draw:start-glue-point="6" svg:d="M7339 14589l-440 6" svg:viewBox="0 0 441 7">
          <text:p/>
        </draw:connector>
        <draw:connector draw:style-name="gr13" draw:text-style-name="P1" xml:id="id253" draw:id="id253" draw:layer="layout" draw:type="line" svg:x1="8.408cm" svg:y1="12.483cm" svg:x2="8.787cm" svg:y2="12.778cm" draw:start-shape="id231" draw:start-glue-point="9" svg:d="M8408 12483l379 295" svg:viewBox="0 0 380 296">
          <text:p/>
        </draw:connector>
        <draw:connector draw:style-name="gr13" draw:text-style-name="P1" xml:id="id254" draw:id="id254" draw:layer="layout" draw:type="line" svg:x1="9.572cm" svg:y1="10.599cm" svg:x2="9.376cm" svg:y2="10.325cm" draw:start-shape="id232" draw:start-glue-point="5" svg:d="M9572 10599l-196-274" svg:viewBox="0 0 197 275">
          <text:p/>
        </draw:connector>
        <draw:connector draw:style-name="gr13" draw:text-style-name="P1" xml:id="id256" draw:id="id256" draw:layer="layout" draw:type="line" svg:x1="12.165cm" svg:y1="10.398cm" svg:x2="12.154cm" svg:y2="10.806cm" draw:start-shape="id233" draw:start-glue-point="8" svg:d="M12165 10398l-11 408" svg:viewBox="0 0 12 409">
          <text:p/>
        </draw:connector>
        <draw:connector draw:style-name="gr12" draw:text-style-name="P1" xml:id="id257" draw:id="id257" draw:layer="layout" draw:type="line" svg:x1="12.165cm" svg:y1="9.89cm" svg:x2="12.178cm" svg:y2="9.579cm" draw:start-shape="id233" draw:start-glue-point="4" svg:d="M12165 9890l13-311" svg:viewBox="0 0 14 312">
          <text:p/>
        </draw:connector>
        <draw:connector draw:style-name="gr12" draw:text-style-name="P1" xml:id="id236" draw:id="id236" draw:layer="layout" draw:type="line" svg:x1="14.398cm" svg:y1="11.086cm" svg:x2="14.139cm" svg:y2="11.335cm" draw:start-shape="id222" draw:start-glue-point="7" svg:d="M14398 11086l-259 249" svg:viewBox="0 0 260 250">
          <text:p/>
        </draw:connector>
        <draw:connector draw:style-name="gr12" draw:text-style-name="P1" xml:id="id235" draw:id="id235" draw:layer="layout" draw:type="line" svg:x1="16.282cm" svg:y1="12.377cm" svg:x2="16.52cm" svg:y2="12.189cm" draw:start-shape="id223" draw:start-glue-point="11" svg:d="M16282 12377l238-188" svg:viewBox="0 0 239 189">
          <text:p/>
        </draw:connector>
        <draw:connector draw:style-name="gr12" draw:text-style-name="P1" xml:id="id239" draw:id="id239" draw:layer="layout" draw:type="line" svg:x1="16.356cm" svg:y1="14.716cm" svg:x2="15.979cm" svg:y2="14.691cm" draw:start-shape="id224" draw:start-glue-point="6" svg:d="M16356 14716l-377-25" svg:viewBox="0 0 378 26">
          <text:p/>
        </draw:connector>
        <draw:connector draw:style-name="gr12" draw:text-style-name="P1" xml:id="id241" draw:id="id241" draw:layer="layout" draw:type="line" svg:x1="16.282cm" svg:y1="16.928cm" svg:x2="16.652cm" svg:y2="17.36cm" draw:start-shape="id225" draw:start-glue-point="9" svg:d="M16282 16928l370 432" svg:viewBox="0 0 371 433">
          <text:p/>
        </draw:connector>
        <draw:connector draw:style-name="gr12" draw:text-style-name="P1" xml:id="id242" draw:id="id242" draw:layer="layout" draw:type="line" svg:x1="14.144cm" svg:y1="18.346cm" svg:x2="13.934cm" svg:y2="17.926cm" draw:start-shape="id226" draw:start-glue-point="5" svg:d="M14144 18346l-210-420" svg:viewBox="0 0 211 421">
          <text:p/>
        </draw:connector>
        <draw:connector draw:style-name="gr12" draw:text-style-name="P1" xml:id="id244" draw:id="id244" draw:layer="layout" draw:type="line" svg:x1="12.038cm" svg:y1="19.415cm" svg:x2="12.034cm" svg:y2="19.947cm" draw:start-shape="id227" draw:start-glue-point="8" svg:d="M12038 19415l-4 532" svg:viewBox="0 0 5 533">
          <text:p/>
        </draw:connector>
        <draw:connector draw:style-name="gr12" draw:text-style-name="P1" xml:id="id247" draw:id="id247" draw:layer="layout" draw:type="line" svg:x1="9.932cm" svg:y1="18.346cm" svg:x2="10.302cm" svg:y2="18.131cm" draw:start-shape="id228" draw:start-glue-point="11" svg:d="M9932 18346l370-215" svg:viewBox="0 0 371 216">
          <text:p/>
        </draw:connector>
        <draw:connector draw:style-name="gr12" draw:text-style-name="P1" xml:id="id249" draw:id="id249" draw:layer="layout" draw:type="line" svg:x1="7.921cm" svg:y1="16.928cm" svg:x2="7.62cm" svg:y2="17.12cm" draw:start-shape="id229" draw:start-glue-point="7" svg:d="M7921 16928l-301 192" svg:viewBox="0 0 302 193">
          <text:p/>
        </draw:connector>
        <draw:connector draw:style-name="gr12" draw:text-style-name="P1" xml:id="id250" draw:id="id250" draw:layer="layout" draw:type="line" svg:x1="7.847cm" svg:y1="14.589cm" svg:x2="8.45cm" svg:y2="14.57cm" draw:start-shape="id230" draw:start-glue-point="10" svg:d="M7847 14589l603-19" svg:viewBox="0 0 604 20">
          <text:p/>
        </draw:connector>
        <draw:connector draw:style-name="gr12" draw:text-style-name="P1" xml:id="id252" draw:id="id252" draw:layer="layout" draw:type="line" svg:x1="8.048cm" svg:y1="12.123cm" svg:x2="7.753cm" svg:y2="11.876cm" draw:start-shape="id231" draw:start-glue-point="5" svg:d="M8048 12123l-295-247" svg:viewBox="0 0 296 248">
          <text:p/>
        </draw:connector>
        <draw:connector draw:style-name="gr12" draw:text-style-name="P1" xml:id="id255" draw:id="id255" draw:layer="layout" draw:type="line" svg:x1="9.932cm" svg:y1="10.959cm" svg:x2="10.194cm" svg:y2="11.227cm" draw:start-shape="id232" draw:start-glue-point="9" svg:d="M9932 10959l262 268" svg:viewBox="0 0 263 269">
          <text:p/>
        </draw:connector>
        <draw:connector draw:style-name="gr11" draw:text-style-name="P1" draw:layer="layout" draw:type="line" svg:x1="15.017cm" svg:y1="10.517cm" svg:x2="16.52cm" svg:y2="12.189cm" draw:start-shape="id234" draw:start-glue-point="3" draw:end-shape="id235" draw:end-glue-point="3" svg:d="M15017 10517l1503 1672" svg:viewBox="0 0 1504 1673">
          <text:p/>
        </draw:connector>
        <draw:connector draw:style-name="gr11" draw:text-style-name="P1" xml:id="id258" draw:id="id258" draw:layer="layout" draw:type="line" svg:x1="14.139cm" svg:y1="11.335cm" svg:x2="15.57cm" svg:y2="12.959cm" draw:start-shape="id236" draw:start-glue-point="3" draw:end-shape="id237" draw:end-glue-point="3" svg:d="M14139 11335l1431 1624" svg:viewBox="0 0 1432 1625">
          <text:p/>
        </draw:connector>
        <draw:connector draw:style-name="gr11" draw:text-style-name="P1" xml:id="id260" draw:id="id260" draw:layer="layout" draw:type="line" svg:x1="16.52cm" svg:y1="12.189cm" svg:x2="17.326cm" svg:y2="14.751cm" draw:start-shape="id235" draw:start-glue-point="3" draw:end-shape="id238" draw:end-glue-point="3" svg:d="M16520 12189l806 2562" svg:viewBox="0 0 807 2563">
          <text:p/>
        </draw:connector>
        <draw:connector draw:style-name="gr11" draw:text-style-name="P1" draw:layer="layout" draw:type="line" svg:x1="15.979cm" svg:y1="14.691cm" svg:x2="15.546cm" svg:y2="16.29cm" draw:start-shape="id239" draw:start-glue-point="3" draw:end-shape="id240" draw:end-glue-point="3" svg:d="M15979 14691l-433 1599" svg:viewBox="0 0 434 1600">
          <text:p/>
        </draw:connector>
        <draw:connector draw:style-name="gr11" draw:text-style-name="P1" xml:id="id96" draw:id="id96" draw:layer="layout" draw:type="line" svg:x1="17.326cm" svg:y1="14.751cm" svg:x2="16.652cm" svg:y2="17.36cm" draw:start-shape="id238" draw:start-glue-point="3" draw:end-shape="id241" draw:end-glue-point="3" svg:d="M17326 14751l-674 2609" svg:viewBox="0 0 675 2610">
          <text:p/>
        </draw:connector>
        <draw:connector draw:style-name="gr11" draw:text-style-name="P1" xml:id="id195" draw:id="id195" draw:layer="layout" draw:type="line" svg:x1="15.546cm" svg:y1="16.29cm" svg:x2="13.934cm" svg:y2="17.926cm" draw:start-shape="id240" draw:start-glue-point="3" draw:end-shape="id242" draw:end-glue-point="3" svg:d="M15546 16290l-1612 1636" svg:viewBox="0 0 1613 1637">
          <text:p/>
        </draw:connector>
        <draw:connector draw:style-name="gr11" draw:text-style-name="P1" draw:layer="layout" draw:type="line" svg:x1="14.752cm" svg:y1="19.153cm" svg:x2="12.034cm" svg:y2="19.947cm" draw:start-shape="id243" draw:start-glue-point="3" draw:end-shape="id244" draw:end-glue-point="3" svg:d="M14752 19153l-2718 794" svg:viewBox="0 0 2719 795">
          <text:p/>
        </draw:connector>
        <draw:connector draw:style-name="gr11" draw:text-style-name="P1" draw:layer="layout" draw:type="line" svg:x1="13.934cm" svg:y1="17.926cm" svg:x2="12.07cm" svg:y2="18.335cm" draw:start-shape="id242" draw:start-glue-point="3" draw:end-shape="id245" draw:end-glue-point="3" svg:d="M13934 17926l-1864 409" svg:viewBox="0 0 1865 410">
          <text:p/>
        </draw:connector>
        <draw:connector draw:style-name="gr11" draw:text-style-name="P1" draw:layer="layout" draw:type="line" svg:x1="12.034cm" svg:y1="19.947cm" svg:x2="9.22cm" svg:y2="19.032cm" draw:start-shape="id244" draw:start-glue-point="3" draw:end-shape="id246" draw:end-glue-point="3" svg:d="M12034 19947l-2814-915" svg:viewBox="0 0 2815 916">
          <text:p/>
        </draw:connector>
        <draw:connector draw:style-name="gr11" draw:text-style-name="P1" draw:layer="layout" draw:type="line" svg:x1="10.302cm" svg:y1="18.131cm" svg:x2="8.691cm" svg:y2="16.29cm" draw:start-shape="id247" draw:start-glue-point="3" draw:end-shape="id248" draw:end-glue-point="3" svg:d="M10302 18131l-1611-1841" svg:viewBox="0 0 1612 1842">
          <text:p/>
        </draw:connector>
        <draw:connector draw:style-name="gr11" draw:text-style-name="P1" xml:id="id264" draw:id="id264" draw:layer="layout" draw:type="line" svg:x1="9.22cm" svg:y1="19.032cm" svg:x2="7.62cm" svg:y2="17.12cm" draw:start-shape="id246" draw:start-glue-point="3" draw:end-shape="id249" draw:end-glue-point="3" svg:d="M9220 19032l-1600-1912" svg:viewBox="0 0 1601 1913">
          <text:p/>
        </draw:connector>
        <draw:connector draw:style-name="gr11" draw:text-style-name="P1" xml:id="id261" draw:id="id261" draw:layer="layout" draw:type="line" svg:x1="8.691cm" svg:y1="16.29cm" svg:x2="8.45cm" svg:y2="14.57cm" draw:start-shape="id248" draw:start-glue-point="3" draw:end-shape="id250" draw:end-glue-point="3" svg:d="M8691 16290l-241-1720" svg:viewBox="0 0 242 1721">
          <text:p/>
        </draw:connector>
        <draw:connector draw:style-name="gr11" draw:text-style-name="P1" draw:layer="layout" draw:type="line" svg:x1="6.899cm" svg:y1="14.595cm" svg:x2="7.753cm" svg:y2="11.876cm" draw:start-shape="id251" draw:start-glue-point="3" draw:end-shape="id252" draw:end-glue-point="3" svg:d="M6899 14595l854-2719" svg:viewBox="0 0 855 2720">
          <text:p/>
        </draw:connector>
        <draw:connector draw:style-name="gr11" draw:text-style-name="P1" draw:layer="layout" draw:type="line" svg:x1="8.787cm" svg:y1="12.778cm" svg:x2="8.45cm" svg:y2="14.57cm" draw:start-shape="id253" draw:start-glue-point="3" draw:end-shape="id250" draw:end-glue-point="3" svg:d="M8787 12778l-337 1792" svg:viewBox="0 0 338 1793">
          <text:p/>
        </draw:connector>
        <draw:connector draw:style-name="gr11" draw:text-style-name="P1" xml:id="id263" draw:id="id263" draw:layer="layout" draw:type="line" svg:x1="7.753cm" svg:y1="11.876cm" svg:x2="9.376cm" svg:y2="10.325cm" draw:start-shape="id252" draw:start-glue-point="3" draw:end-shape="id254" draw:end-glue-point="3" svg:d="M7753 11876l1623-1551" svg:viewBox="0 0 1624 1552">
          <text:p/>
        </draw:connector>
        <draw:connector draw:style-name="gr11" draw:text-style-name="P1" xml:id="id220" draw:id="id220" draw:layer="layout" draw:type="line" svg:x1="10.194cm" svg:y1="11.227cm" svg:x2="12.154cm" svg:y2="10.806cm" draw:start-shape="id255" draw:start-glue-point="3" draw:end-shape="id256" draw:end-glue-point="3" svg:d="M10194 11227l1960-421" svg:viewBox="0 0 1961 422">
          <text:p/>
        </draw:connector>
        <draw:connector draw:style-name="gr11" draw:text-style-name="P1" draw:layer="layout" draw:type="line" svg:x1="12.178cm" svg:y1="9.579cm" svg:x2="9.376cm" svg:y2="10.325cm" draw:start-shape="id257" draw:start-glue-point="3" draw:end-shape="id254" draw:end-glue-point="3" svg:d="M12178 9579l-2802 746" svg:viewBox="0 0 2803 747">
          <text:p/>
        </draw:connector>
        <draw:custom-shape draw:style-name="gr10" draw:text-style-name="P2" xml:id="id259" draw:id="id259" draw:layer="layout" svg:width="0.635cm" svg:height="0.508cm" svg:x="15.213cm" svg:y="11.795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1.402cm" svg:x1="14.854cm" svg:y1="12.147cm" svg:x2="15.213cm" svg:y2="12.049cm" draw:start-shape="id258" draw:start-glue-point="0" draw:end-shape="id259" draw:end-glue-point="3" svg:d="M14854 12147c261 0 82-98 359-98" svg:viewBox="0 0 360 99">
          <text:p/>
        </draw:connector>
        <draw:connector draw:style-name="gr11" draw:text-style-name="P1" draw:layer="layout" draw:type="curve" draw:line-skew="-0.888cm" svg:x1="16.923cm" svg:y1="13.47cm" svg:x2="19.011cm" svg:y2="13.277cm" draw:start-shape="id260" draw:start-glue-point="0" draw:end-shape="id101" draw:end-glue-point="0" svg:d="M16923 13470c486 0-558-193 2088-193" svg:viewBox="0 0 2089 194">
          <text:p/>
        </draw:connector>
        <draw:connector draw:style-name="gr11" draw:text-style-name="P1" draw:layer="layout" draw:type="curve" draw:line-skew="0.815cm" svg:x1="14.74cm" svg:y1="17.108cm" svg:x2="10.958cm" svg:y2="14.462cm" draw:start-shape="id195" draw:start-glue-point="0" draw:end-shape="id212" draw:end-glue-point="2" svg:d="M14740 17108c0-1375-3782-53-3782-2646" svg:viewBox="0 0 3783 2647">
          <text:p/>
        </draw:connector>
        <draw:custom-shape draw:style-name="gr10" draw:text-style-name="P2" xml:id="id262" draw:id="id262" draw:layer="layout" svg:width="0.635cm" svg:height="0.508cm" svg:x="7.212cm" svg:y="15.097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1.054cm" svg:x1="8.57cm" svg:y1="15.43cm" svg:x2="7.847cm" svg:y2="15.351cm" draw:start-shape="id261" draw:start-glue-point="0" draw:end-shape="id262" draw:end-glue-point="1" svg:d="M8570 15430c-630 0-269-79-723-79" svg:viewBox="0 0 724 80">
          <text:p/>
        </draw:connector>
        <draw:connector draw:style-name="gr11" draw:text-style-name="P1" draw:layer="layout" draw:type="curve" draw:line-skew="-0.87cm" svg:x1="9.688cm" svg:y1="15.097cm" svg:x2="8.564cm" svg:y2="11.1cm" draw:start-shape="id208" draw:start-glue-point="0" draw:end-shape="id263" draw:end-glue-point="0" svg:d="M9688 15097c0-3720-1124-1722-1124-3997" svg:viewBox="0 0 1125 3998">
          <text:p/>
        </draw:connector>
        <draw:connector draw:style-name="gr11" draw:text-style-name="P1" draw:layer="layout" draw:type="curve" draw:line-skew="-1.635cm" svg:x1="13.308cm" svg:y1="12.557cm" svg:x2="11.174cm" svg:y2="11.016cm" draw:start-shape="id108" draw:start-glue-point="3" draw:end-shape="id220" draw:end-glue-point="0" svg:d="M13308 12557c-3318 0-2251-1541-2134-1541" svg:viewBox="0 0 2390 1542">
          <text:p/>
        </draw:connector>
        <draw:connector draw:style-name="gr11" draw:text-style-name="P1" draw:layer="layout" draw:type="curve" svg:x1="7.494cm" svg:y1="20.055cm" svg:x2="8.42cm" svg:y2="18.076cm" draw:start-shape="id201" draw:start-glue-point="0" draw:end-shape="id264" draw:end-glue-point="0" svg:d="M7494 20055c618 0 926-659 926-1979" svg:viewBox="0 0 927 1980">
          <text:p/>
        </draw:connector>
        <draw:line draw:style-name="gr14" draw:text-style-name="P1" draw:layer="layout" svg:x1="1.632cm" svg:y1="4.248cm" svg:x2="3.156cm" svg:y2="4.248cm">
          <text:p/>
        </draw:line>
        <draw:line draw:style-name="gr15" draw:text-style-name="P1" draw:layer="layout" svg:x1="1.632cm" svg:y1="5.048cm" svg:x2="3.156cm" svg:y2="5.048cm">
          <text:p/>
        </draw:line>
        <draw:frame draw:style-name="gr16" draw:layer="layout" svg:width="0.762cm" svg:height="0.962cm" svg:x="3.429cm" svg:y="3.794cm">
          <draw:text-box>
            <text:p>+</text:p>
          </draw:text-box>
        </draw:frame>
        <draw:frame draw:style-name="gr16" draw:layer="layout" svg:width="0.762cm" svg:height="0.962cm" svg:x="3.529cm" svg:y="4.556cm">
          <draw:text-box>
            <text:p>-</text:p>
          </draw:text-box>
        </draw:frame>
        <draw:connector draw:style-name="gr17" draw:text-style-name="P1" xml:id="id266" draw:id="id266" draw:layer="layout" draw:type="line" svg:x1="12.624cm" svg:y1="9.565cm" svg:x2="13.354cm" svg:y2="9.605cm" draw:end-shape="id4" draw:end-glue-point="2" svg:d="M12624 9565l730 40" svg:viewBox="0 0 731 41">
          <text:p/>
        </draw:connector>
        <draw:connector draw:style-name="gr18" draw:text-style-name="P1" draw:layer="layout" draw:type="line" svg:x1="12.649cm" svg:y1="9.026cm" svg:x2="12.624cm" svg:y2="9.565cm" draw:start-shape="id265" draw:start-glue-point="8" draw:end-shape="id266" draw:end-glue-point="2" svg:d="M12649 9026l-25 539" svg:viewBox="0 0 26 540">
          <text:p/>
        </draw:connector>
        <draw:frame draw:style-name="gr19" draw:text-style-name="P4" draw:layer="layout" svg:width="11.303cm" svg:height="3.933cm" svg:x="6.715cm" svg:y="1.766cm">
          <draw:text-box>
            <text:p text:style-name="P3"><text:span text:style-name="T2">Fro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03:49.056684656</meta:creation-date>
    <dc:date>2016-02-22T11:17:15.558348091</dc:date>
    <meta:editing-duration>PT2H16M40S</meta:editing-duration>
    <meta:editing-cycles>91</meta:editing-cycles>
    <meta:generator>LibreOffice/4.2.8.2$Linux_X86_64 LibreOffice_project/420m0$Build-2</meta:generator>
    <meta:document-statistic meta:object-count="384"/>
  </office:meta>
</office:document-meta>
</file>